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eiryo" svg:font-family="Meiryo" style:font-adornments="Regular" style:font-pitch="variable"/>
    <style:font-face style:name="Migu 2M" svg:font-family="'Migu 2M'" style:font-adornments="Bold" style:font-pitch="variable"/>
    <style:font-face style:name="Migu 2M2" svg:font-family="'Migu 2M'" style:font-adornments="Bold Italic" style:font-pitch="variable"/>
    <style:font-face style:name="Migu 2M1" svg:font-family="'Migu 2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23db71b" text:style-name="Internet_20_link" text:visited-style-name="Visited_20_Internet_20_Link">1. orgバッファを評価</text:a></text:p>
          <text:p text:style-name="Contents_20_1"><text:a xlink:type="simple" xlink:href="#org92ca2f5" text:style-name="Internet_20_link" text:visited-style-name="Visited_20_Internet_20_Link">2. ユーティリティ関数</text:a></text:p>
          <text:p text:style-name="Contents_20_2"><text:a xlink:type="simple" xlink:href="#org8704087" text:style-name="Internet_20_link" text:visited-style-name="Visited_20_Internet_20_Link">2.1. サボっていると Kyoko さんに怒られる</text:a></text:p>
          <text:p text:style-name="Contents_20_2"><text:a xlink:type="simple" xlink:href="#org3045b50" text:style-name="Internet_20_link" text:visited-style-name="Visited_20_Internet_20_Link">2.2. org-buffer を dokuwiki 形式に変換し，kill-ring に格納</text:a></text:p>
          <text:p text:style-name="Contents_20_2"><text:a xlink:type="simple" xlink:href="#orgc07da34" text:style-name="Internet_20_link" text:visited-style-name="Visited_20_Internet_20_Link">2.3. コンソールでカレントバッファのあるディレクトリに移動する</text:a></text:p>
          <text:p text:style-name="Contents_20_2"><text:a xlink:type="simple" xlink:href="#orgc7792fe" text:style-name="Internet_20_link" text:visited-style-name="Visited_20_Internet_20_Link">2.4. ファイルに含まれるテーブルを使って定時にアラートを表示する</text:a></text:p>
          <text:p text:style-name="Contents_20_2"><text:a xlink:type="simple" xlink:href="#org3a10c5f" text:style-name="Internet_20_link" text:visited-style-name="Visited_20_Internet_20_Link">2.5. 頻繁に利用するファイルをring形式でたどる</text:a></text:p>
          <text:p text:style-name="Contents_20_2"><text:a xlink:type="simple" xlink:href="#orgeb7f5ba" text:style-name="Internet_20_link" text:visited-style-name="Visited_20_Internet_20_Link">2.6. 引数のorgバッファを開く</text:a></text:p>
          <text:p text:style-name="Contents_20_2"><text:a xlink:type="simple" xlink:href="#org05daf73" text:style-name="Internet_20_link" text:visited-style-name="Visited_20_Internet_20_Link">2.7. orgバッファにいつものヘッダを追加する</text:a></text:p>
          <text:p text:style-name="Contents_20_2"><text:a xlink:type="simple" xlink:href="#org02e9adf" text:style-name="Internet_20_link" text:visited-style-name="Visited_20_Internet_20_Link">2.8. 議事録ひな形を書き入れる</text:a></text:p>
          <text:p text:style-name="Contents_20_2"><text:a xlink:type="simple" xlink:href="#orgc71f875" text:style-name="Internet_20_link" text:visited-style-name="Visited_20_Internet_20_Link">2.9. ランダムの文字列を取得する</text:a></text:p>
          <text:p text:style-name="Contents_20_2"><text:a xlink:type="simple" xlink:href="#orgd9205b1" text:style-name="Internet_20_link" text:visited-style-name="Visited_20_Internet_20_Link">2.10. Auto-install をセットアップする</text:a></text:p>
          <text:p text:style-name="Contents_20_2"><text:a xlink:type="simple" xlink:href="#org7ca2406" text:style-name="Internet_20_link" text:visited-style-name="Visited_20_Internet_20_Link">2.11. 行頭に" - "を挿入する</text:a></text:p>
          <text:p text:style-name="Contents_20_3"><text:a xlink:type="simple" xlink:href="#org813e911" text:style-name="Internet_20_link" text:visited-style-name="Visited_20_Internet_20_Link">2.11.1. キーバインド</text:a></text:p>
          <text:p text:style-name="Contents_20_2"><text:a xlink:type="simple" xlink:href="#org1f1c987" text:style-name="Internet_20_link" text:visited-style-name="Visited_20_Internet_20_Link">2.12. 日付などを簡単に挿入する</text:a></text:p>
          <text:p text:style-name="Contents_20_3"><text:a xlink:type="simple" xlink:href="#org78f9f7c" text:style-name="Internet_20_link" text:visited-style-name="Visited_20_Internet_20_Link">2.12.1. キーバインド</text:a></text:p>
          <text:p text:style-name="Contents_20_2"><text:a xlink:type="simple" xlink:href="#org5283fe8" text:style-name="Internet_20_link" text:visited-style-name="Visited_20_Internet_20_Link">2.13. XHTMLを利用したガントチャート生成</text:a></text:p>
          <text:p text:style-name="Contents_20_2"><text:a xlink:type="simple" xlink:href="#org1d031bd" text:style-name="Internet_20_link" text:visited-style-name="Visited_20_Internet_20_Link">2.14. 定期実行関数</text:a></text:p>
          <text:p text:style-name="Contents_20_2"><text:a xlink:type="simple" xlink:href="#org7d56b9a" text:style-name="Internet_20_link" text:visited-style-name="Visited_20_Internet_20_Link">2.15. ブラウザの設定</text:a></text:p>
          <text:p text:style-name="Contents_20_2"><text:a xlink:type="simple" xlink:href="#orgac232f4" text:style-name="Internet_20_link" text:visited-style-name="Visited_20_Internet_20_Link">2.16. ミニバッファに日時を表示</text:a></text:p>
          <text:p text:style-name="Contents_20_2"><text:a xlink:type="simple" xlink:href="#org1053cf8" text:style-name="Internet_20_link" text:visited-style-name="Visited_20_Internet_20_Link">2.17. バックアップファイルの削除</text:a></text:p>
          <text:p text:style-name="Contents_20_2"><text:a xlink:type="simple" xlink:href="#orgda42b90" text:style-name="Internet_20_link" text:visited-style-name="Visited_20_Internet_20_Link">2.18. 日中と夜中でテーマを切り替える</text:a></text:p>
          <text:p text:style-name="Contents_20_2"><text:a xlink:type="simple" xlink:href="#org07474a6" text:style-name="Internet_20_link" text:visited-style-name="Visited_20_Internet_20_Link">2.19. その他</text:a></text:p>
          <text:p text:style-name="Contents_20_1"><text:a xlink:type="simple" xlink:href="#org4c32c34" text:style-name="Internet_20_link" text:visited-style-name="Visited_20_Internet_20_Link">3. 未設定／テスト中</text:a></text:p>
          <text:p text:style-name="Contents_20_2"><text:a xlink:type="simple" xlink:href="#org0d36be1" text:style-name="Internet_20_link" text:visited-style-name="Visited_20_Internet_20_Link">3.1. byte-compile の警告を抑制する</text:a></text:p>
          <text:p text:style-name="Contents_20_2"><text:a xlink:type="simple" xlink:href="#orgb66aa77" text:style-name="Internet_20_link" text:visited-style-name="Visited_20_Internet_20_Link">3.2. [window-resizer.el] 分割したウィンドウサイズを変更する</text:a></text:p>
          <text:p text:style-name="Contents_20_2"><text:a xlink:type="simple" xlink:href="#orgb753be2" text:style-name="Internet_20_link" text:visited-style-name="Visited_20_Internet_20_Link">3.3. [idle-requie]</text:a></text:p>
          <text:p text:style-name="Contents_20_2"><text:a xlink:type="simple" xlink:href="#org5b0811a" text:style-name="Internet_20_link" text:visited-style-name="Visited_20_Internet_20_Link">3.4. [pdf-preview]</text:a></text:p>
          <text:p text:style-name="Contents_20_2"><text:a xlink:type="simple" xlink:href="#org78a2742" text:style-name="Internet_20_link" text:visited-style-name="Visited_20_Internet_20_Link">3.5. [EasyPG]</text:a></text:p>
          <text:p text:style-name="Contents_20_2"><text:a xlink:type="simple" xlink:href="#orgf71c374" text:style-name="Internet_20_link" text:visited-style-name="Visited_20_Internet_20_Link">3.6. [eblook]</text:a></text:p>
          <text:p text:style-name="Contents_20_2"><text:a xlink:type="simple" xlink:href="#org841ad11" text:style-name="Internet_20_link" text:visited-style-name="Visited_20_Internet_20_Link">3.7. [iBuffer]</text:a></text:p>
          <text:p text:style-name="Contents_20_2"><text:a xlink:type="simple" xlink:href="#orgd1f97ba" text:style-name="Internet_20_link" text:visited-style-name="Visited_20_Internet_20_Link">3.8. UUID をファイル名にして所定のディレクトリにコピー／移動</text:a></text:p>
          <text:p text:style-name="Contents_20_2"><text:a xlink:type="simple" xlink:href="#org1aa135a" text:style-name="Internet_20_link" text:visited-style-name="Visited_20_Internet_20_Link">3.9. キーバインド</text:a></text:p>
          <text:p text:style-name="Contents_20_1"><text:a xlink:type="simple" xlink:href="#orgfd9caaa" text:style-name="Internet_20_link" text:visited-style-name="Visited_20_Internet_20_Link">4. provide</text:a></text:p>
        </text:index-body>
      </text:table-of-content>
      <text:p text:style-name="Text_20_body"><text:a xlink:type="simple" xlink:href="http://pastelwill.jp/wiki/doku.php?id=emacs:init.el" text:style-name="Internet_20_link" text:visited-style-name="Visited_20_Internet_20_Link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><text:bookmark text:name="org23db71b"/><text:bookmark-start text:name="OrgXref.org23db71b"/>orgバッファを評価 <text:bookmark-end text:name="OrgXref.org23db71b"/></text:h>
      <text:p text:style-name="Text_20_body">org-buffer を評価して Emacs の設定ファイルを生成／読み込みまでを自動化します。こ<text:soft-page-break/>の設定では、 <text:span text:style-name="OrgCode">init.org</text:span> と <text:span text:style-name="OrgCode">utility.org</text:span> の2つのバッファでのみ評価されるようになっています。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eval-org-buffer</text:span> ()</text:p>
      <text:p text:style-name="OrgSrcBlock"><text:s text:c="2"/><text:span text:style-name="OrgSrcFontLockDocFace">"Load init.org/utility.org and tangle init.el/utility.el.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if</text:span> (<text:span text:style-name="OrgSrcFontLockKeywordFace">and</text:span> (eq major-mode 'org-mode)</text:p>
      <text:p text:style-name="OrgSrcBlock"><text:s text:c="11"/>(<text:span text:style-name="OrgSrcFontLockKeywordFace">or</text:span> (string= (buffer-name) <text:span text:style-name="OrgSrcFontLockStringFace">"init.org"</text:span>)</text:p>
      <text:p text:style-name="OrgSrcBlock"><text:s text:c="15"/>(string= (buffer-name) <text:span text:style-name="OrgSrcFontLockStringFace">"utility.org"</text:span>)))</text:p>
      <text:p text:style-name="OrgSrcBlock"><text:s text:c="6"/>(<text:span text:style-name="OrgSrcFontLockKeywordFace">progn</text:span></text:p>
      <text:p text:style-name="OrgSrcBlock"><text:s text:c="8"/>(org-babel-tangle)</text:p>
      <text:p text:style-name="OrgSrcBlock"><text:s text:c="8"/>(<text:span text:style-name="OrgSrcFontLockKeywordFace">let</text:span> ((tangled-file</text:p>
      <text:p text:style-name="OrgSrcBlock"><text:s text:c="15"/>(concat (file-name-sans-extension (buffer-file-name)) <text:span text:style-name="OrgSrcFontLockStringFace">".el"</text:span>)))</text:p>
      <text:p text:style-name="OrgSrcBlock"><text:s text:c="10"/>(<text:span text:style-name="OrgSrcFontLockKeywordFace">when</text:span> (file-exists-p tangled-file)</text:p>
      <text:p text:style-name="OrgSrcBlock"><text:s text:c="12"/>(byte-compile-file tangled-file))))</text:p>
      <text:p text:style-name="OrgSrcBlockLastLine"><text:s text:c="4"/>(message <text:span text:style-name="OrgSrcFontLockStringFace">"Nothing to do for this buffer."</text:span>)))</text:p>
      <text:h text:style-name="Heading_20_1" text:outline-level="1"><text:bookmark text:name="org92ca2f5"/><text:bookmark-start text:name="OrgXref.org92ca2f5"/>ユーティリティ関数 <text:bookmark-end text:name="OrgXref.org92ca2f5"/></text:h>
      <text:h text:style-name="Heading_20_2" text:outline-level="2"><text:bookmark text:name="org8704087"/><text:bookmark-start text:name="OrgXref.org8704087"/>サボっていると Kyoko さんに怒られる <text:bookmark-end text:name="OrgXref.org8704087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 <text:span text:style-name="OrgSrcFontLockVariableNameFace">kyoko-mad-mode</text:span> nil)</text:p>
      <text:p text:style-name="OrgSrcBlock">(<text:span text:style-name="OrgSrcFontLockKeywordFace">defun</text:span> <text:span text:style-name="OrgSrcFontLockFunctionNameFace">kyoko-mad-mode-toggle</text:span> ()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setq</text:span> kyoko-mad-mode (not kyoko-mad-mode))</text:p>
      <text:p text:style-name="OrgSrcBlock"><text:s text:c="2"/>(<text:span text:style-name="OrgSrcFontLockKeywordFace">cond</text:span> (kyoko-mad-mode</text:p>
      <text:p text:style-name="OrgSrcBlock"><text:s text:c="9"/>(message <text:span text:style-name="OrgSrcFontLockStringFace">"Kyoko mad mode: ON"</text:span>))</text:p>
      <text:p text:style-name="OrgSrcBlock"><text:s text:c="8"/>(t</text:p>
      <text:p text:style-name="OrgSrcBlock"><text:s text:c="9"/>(message <text:span text:style-name="OrgSrcFontLockStringFace">"Kyoko mad mode: OFF"</text:span>))))</text:p>
      <text:p text:style-name="OrgSrcBlock"><text:span text:style-name="OrgSrcFontLockCommentDelimiterFace">;; </text:span><text:span text:style-name="OrgSrcFontLockCommentFace">She will be mad if you do nothing within 10 min.</text:span></text:p>
      <text:p text:style-name="OrgSrcBlock">(run-with-idle-timer</text:p>
      <text:p text:style-name="OrgSrcBlock"><text:s/>600 t</text:p>
      <text:p text:style-name="OrgSrcBlock"><text:s/>'(lambda ()</text:p>
      <text:p text:style-name="OrgSrcBlock"><text:s text:c="4"/>(<text:span text:style-name="OrgSrcFontLockKeywordFace">when</text:span> kyoko-mad-mode</text:p>
      <text:p text:style-name="OrgSrcBlock"><text:s text:c="6"/>(shell-command-to-string</text:p>
      <text:p text:style-name="OrgSrcBlockLastLine"><text:s text:c="7"/><text:span text:style-name="OrgSrcFontLockStringFace">"say -v Kyoko おいおまえ、遊んでないで、仕事しろ"</text:span>))))</text:p>
      <text:h text:style-name="Heading_20_2" text:outline-level="2"><text:bookmark text:name="org3045b50"/><text:bookmark-start text:name="OrgXref.org3045b50"/>org-buffer を dokuwiki 形式に変換し、kill-ring に格納 <text:bookmark-end text:name="OrgXref.org3045b50"/></text:h>
      <text:p text:style-name="Text_20_body">外部プログラム<text:a xlink:type="simple" xlink:href="https://gist.github.com/1369417" text:style-name="Internet_20_link" text:visited-style-name="Visited_20_Internet_20_Link">org2dokuwiki.pl</text:a>を使います。</text:p>
      <text:p text:style-name="OrgSrcBlock">(<text:span text:style-name="OrgSrcFontLockKeywordFace">defun</text:span> <text:span text:style-name="OrgSrcFontLockFunctionNameFace">org2dokuwiki-cp-kill-ring</text:span> ()</text:p>
      <text:p text:style-name="OrgSrcBlock"><text:s text:c="2"/><text:span text:style-name="OrgSrcFontLockDocFace">"Convert the current org-file to dokuwiki text, and copy it to kill-ring.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eq major-mode 'org-mode)</text:p>
      <text:p text:style-name="OrgSrcBlock"><text:s text:c="4"/>(<text:span text:style-name="OrgSrcFontLockKeywordFace">cond</text:span> (buffer-file-name</text:p>
      <text:p text:style-name="OrgSrcBlock"><text:s text:c="11"/>(kill-new</text:p>
      <text:p text:style-name="OrgSrcBlock"><text:s text:c="12"/>(shell-command-to-string</text:p>
      <text:p text:style-name="OrgSrcBlock"><text:s text:c="13"/>(concat <text:span text:style-name="OrgSrcFontLockStringFace">"cat "</text:span> buffer-file-name <text:span text:style-name="OrgSrcFontLockStringFace">"| perl "</text:span></text:p>
      <text:p text:style-name="OrgSrcBlock"><text:s text:c="21"/>(expand-file-name <text:span text:style-name="OrgSrcFontLockStringFace">"~/Dropbox/scripts/org2dokuwiki.pl"</text:span>))))</text:p>
      <text:p text:style-name="OrgSrcBlock"><text:s text:c="11"/>(message <text:span text:style-name="OrgSrcFontLockStringFace">"Copying %s ... done"</text:span> buffer-file-name)</text:p>
      <text:p text:style-name="OrgSrcBlock"><text:s text:c="11"/>(sit-for 1.5)</text:p>
      <text:p text:style-name="OrgSrcBlock"><text:s text:c="11"/>(message <text:span text:style-name="OrgSrcFontLockStringFace">""</text:span>))</text:p>
      <text:p text:style-name="OrgSrcBlockLastLine"><text:s text:c="10"/>(t (message <text:span text:style-name="OrgSrcFontLockStringFace">"There is NOT such a file."</text:span>)))))</text:p>
      <text:h text:style-name="Heading_20_2" text:outline-level="2"><text:bookmark text:name="orgc07da34"/><text:bookmark-start text:name="OrgXref.orgc07da34"/><text:soft-page-break/>コンソールでカレントバッファのあるディレクトリに移動する <text:bookmark-end text:name="OrgXref.orgc07da34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 <text:span text:style-name="OrgSrcFontLockVariableNameFace">open-current-directory-console-program</text:span> <text:span text:style-name="OrgSrcFontLockStringFace">"iTerm2.app"</text:span></text:p>
      <text:p text:style-name="OrgSrcBlock"><text:s text:c="2"/><text:span text:style-name="OrgSrcFontLockDocFace">"Specify a console program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open-current-directory</text:span> ()</text:p>
      <text:p text:style-name="OrgSrcBlock"><text:s text:c="2"/><text:span text:style-name="OrgSrcFontLockDocFace">" Open Current Directory for MacOSX</text:span></text:p>
      <text:p text:style-name="OrgSrcBlock"><text:span text:style-name="OrgSrcFontLockDocFace"><text:s text:c="2"/>0) Put this function in your .emacs</text:span></text:p>
      <text:p text:style-name="OrgSrcBlock"><text:span text:style-name="OrgSrcFontLockDocFace"><text:s text:c="2"/>1) M-x open-current-directory</text:span></text:p>
      <text:p text:style-name="OrgSrcBlock"><text:span text:style-name="OrgSrcFontLockDocFace"><text:s text:c="2"/>2) Terminal will open automatically</text:span></text:p>
      <text:p text:style-name="OrgSrcBlock"><text:span text:style-name="OrgSrcFontLockDocFace"><text:s text:c="2"/>3) Type M-v to paste and move to a path to the current directory in Emacs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let</text:span> ((file-path (buffer-file-name (current-buffer))))</text:p>
      <text:p text:style-name="OrgSrcBlock"><text:s text:c="4"/>(<text:span text:style-name="OrgSrcFontLockKeywordFace">unless</text:span> (string= file-path nil)</text:p>
      <text:p text:style-name="OrgSrcBlock"><text:s text:c="6"/>(<text:span text:style-name="OrgSrcFontLockKeywordFace">let</text:span> ((directory</text:p>
      <text:p text:style-name="OrgSrcBlock"><text:s text:c="13"/>(substring file-path 0</text:p>
      <text:p text:style-name="OrgSrcBlock"><text:s text:c="24"/>(-</text:p>
      <text:p text:style-name="OrgSrcBlock"><text:s text:c="25"/>(length file-path)</text:p>
      <text:p text:style-name="OrgSrcBlock"><text:s text:c="25"/>(length (buffer-name (current-buffer)))))))</text:p>
      <text:p text:style-name="OrgSrcBlock"><text:s text:c="8"/>(message <text:span text:style-name="OrgSrcFontLockStringFace">"%s"</text:span> directory)</text:p>
      <text:p text:style-name="OrgSrcBlock"><text:s text:c="8"/>(shell-command-to-string (concat <text:span text:style-name="OrgSrcFontLockStringFace">"echo cd "</text:span> directory <text:span text:style-name="OrgSrcFontLockStringFace">" |pbcopy"</text:span>))</text:p>
      <text:p text:style-name="OrgSrcBlock"><text:s text:c="8"/>(shell-command-to-string</text:p>
      <text:p text:style-name="OrgSrcBlockLastLine"><text:s text:c="9"/>(concat <text:span text:style-name="OrgSrcFontLockStringFace">"open -a "</text:span> open-current-directory-console-program))))))</text:p>
      <text:h text:style-name="Heading_20_2" text:outline-level="2"><text:bookmark text:name="orgc7792fe"/><text:bookmark-start text:name="OrgXref.orgc7792fe"/>ファイルに含まれるテーブルを使って定時にアラートを表示する <text:bookmark-end text:name="OrgXref.orgc7792fe"/></text:h>
      <text:p text:style-name="OrgSrcBlock">(<text:span text:style-name="OrgSrcFontLockKeywordFace">defun</text:span> <text:span text:style-name="OrgSrcFontLockFunctionNameFace">my:update-alarms-from-file</text:span> ()</text:p>
      <text:p text:style-name="OrgSrcBlock"><text:s text:c="2"/>(<text:span text:style-name="OrgSrcFontLockKeywordFace">when</text:span> (string= <text:span text:style-name="OrgSrcFontLockStringFace">"today.org"</text:span> (buffer-name))</text:p>
      <text:p text:style-name="OrgSrcBlock"><text:s text:c="4"/>(set-alarms-from-file <text:span text:style-name="OrgSrcFontLockStringFace">"~/Dropbox/org/today.org"</text:span>)))</text:p>
      <text:p text:style-name="OrgSrcBlock"/>
      <text:p text:style-name="OrgSrcBlock"><text:s text:c="2"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 <text:span text:style-name="OrgSrcFontLockFunctionNameFace">set-alarms-from-file</text:span> (file)</text:p>
      <text:p text:style-name="OrgSrcBlock"><text:s text:c="2"/><text:span text:style-name="OrgSrcFontLockDocFace">"Make alarms from org-mode tables. If you have an org-mode file</text:span></text:p>
      <text:p text:style-name="OrgSrcBlock"><text:span text:style-name="OrgSrcFontLockDocFace"><text:s text:c="5"/>with tables with the following format:</text:span></text:p>
      <text:p text:style-name="OrgSrcBlock"><text:span text:style-name="OrgSrcFontLockDocFace"><text:s text:c="5"/>|------+-------+--------------------|</text:span></text:p>
      <text:p text:style-name="OrgSrcBlock"><text:span text:style-name="OrgSrcFontLockDocFace"><text:s text:c="5"/>| Flag | <text:s/>Time | Content <text:s text:c="11"/>|</text:span></text:p>
      <text:p text:style-name="OrgSrcBlock"><text:span text:style-name="OrgSrcFontLockDocFace"><text:s text:c="5"/>|------+-------+--------------------|</text:span></text:p>
      <text:p text:style-name="OrgSrcBlock"><text:span text:style-name="OrgSrcFontLockDocFace"><text:s text:c="5"/>| <text:s text:c="5"/>| 07:00 | Wakeup <text:s text:c="12"/>|</text:span></text:p>
      <text:p text:style-name="OrgSrcBlock"><text:span text:style-name="OrgSrcFontLockDocFace"><text:s text:c="5"/>| <text:s text:c="5"/>| <text:s text:c="6"/>| Read papers <text:s text:c="7"/>|</text:span></text:p>
      <text:p text:style-name="OrgSrcBlock"><text:span text:style-name="OrgSrcFontLockDocFace"><text:s text:c="5"/>| X <text:s text:c="3"/>| 12:00 | Clean up your desk |</text:span></text:p>
      <text:p text:style-name="OrgSrcBlock"><text:span text:style-name="OrgSrcFontLockDocFace"><text:s text:c="5"/>When it is 7:00 and 12:00, Growl notify with a message which is specified</text:span></text:p>
      <text:p text:style-name="OrgSrcBlock"><text:span text:style-name="OrgSrcFontLockDocFace"><text:s text:c="5"/>content column from the table. \"Read papers\" will be ignored.</text:span></text:p>
      <text:p text:style-name="OrgSrcBlock"><text:span text:style-name="OrgSrcFontLockDocFace"><text:s text:c="5"/>\"Clean up your desk\" will be shown by sticky mode"</text:span></text:p>
      <text:p text:style-name="OrgSrcBlock"><text:s text:c="2"/>(<text:span text:style-name="OrgSrcFontLockKeywordFace">let</text:span></text:p>
      <text:p text:style-name="OrgSrcBlock"><text:s text:c="6"/>((lines (read-line file)))</text:p>
      <text:p text:style-name="OrgSrcBlock"><text:s text:c="4"/>(cancel-function-timers 'my:desktop-notify) <text:span text:style-name="OrgSrcFontLockCommentDelimiterFace">;; </text:span><text:span text:style-name="OrgSrcFontLockCommentFace">clear existing timers</text:span></text:p>
      <text:p text:style-name="OrgSrcBlock"><text:s text:c="4"/>(<text:span text:style-name="OrgSrcFontLockKeywordFace">while</text:span> lines</text:p>
      <text:p text:style-name="OrgSrcBlock"><text:s text:c="6"/>(set-alarm-from-line (decode-coding-string (car lines) 'utf-8))</text:p>
      <text:p text:style-name="OrgSrcBlock"><text:s text:c="6"/>(<text:span text:style-name="OrgSrcFontLockKeywordFace">setq</text:span> lines (cdr lines)))))</text:p>
      <text:p text:style-name="OrgSrcBlock"/>
      <text:p text:style-name="OrgSrcBlock"><text:s text:c="2"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 <text:span text:style-name="OrgSrcFontLockFunctionNameFace">set-alarm-from-line</text:span> (line)</text:p>
      <text:p text:style-name="OrgSrcBlock"><text:s text:c="2"/>(<text:span text:style-name="OrgSrcFontLockKeywordFace">let</text:span></text:p>
      <text:p text:style-name="OrgSrcBlock"><text:s text:c="6"/>((hour nil)</text:p>
      <text:p text:style-name="OrgSrcBlock"><text:s text:c="7"/>(min nil)</text:p>
      <text:p text:style-name="OrgSrcBlock"><text:soft-page-break/><text:s text:c="7"/>(current-hour nil)</text:p>
      <text:p text:style-name="OrgSrcBlock"><text:s text:c="7"/>(current-min nil)</text:p>
      <text:p text:style-name="OrgSrcBlock"><text:s text:c="7"/>(action nil))</text:p>
      <text:p text:style-name="OrgSrcBlock"><text:s text:c="4"/>(<text:span text:style-name="OrgSrcFontLockKeywordFace">when</text:span> (string-match 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 line)</text:p>
      <text:p text:style-name="OrgSrcBlock"><text:s text:c="6"/>(<text:span text:style-name="OrgSrcFontLockKeywordFace">setq</text:span> hour (substring line (match-beginning 1) (match-end 1)))</text:p>
      <text:p text:style-name="OrgSrcBlock"><text:s text:c="6"/>(<text:span text:style-name="OrgSrcFontLockKeywordFace">setq</text:span> min (substring line (match-beginning 2) (match-end 2)))</text:p>
      <text:p text:style-name="OrgSrcBlock"><text:s text:c="6"/>(<text:span text:style-name="OrgSrcFontLockKeywordFace">when</text:span> (string-match</text:p>
      <text:p text:style-name="OrgSrcBlock"><text:s text:c="13"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 ]</text:span><text:span text:style-name="OrgSrcFontLockRegexpGroupingBackslash">\\</text:span><text:span text:style-name="OrgSrcFontLockRegexpGroupingConstruct">)</text:span><text:span text:style-name="OrgSrcFontLockStringFace">\\s-*\|$"</text:span> line (match-end 2))</text:p>
      <text:p text:style-name="OrgSrcBlock"><text:s text:c="8"/>(<text:span text:style-name="OrgSrcFontLockKeywordFace">setq</text:span> action</text:p>
      <text:p text:style-name="OrgSrcBlock"><text:s text:c="14"/>(substring line (match-beginning 1) (match-end 1)))))</text:p>
      <text:p text:style-name="OrgSrcBlock"><text:s text:c="4"/>(<text:span text:style-name="OrgSrcFontLockKeywordFace">when</text:span> (<text:span text:style-name="OrgSrcFontLockKeywordFace">and</text:span> (<text:span text:style-name="OrgSrcFontLockKeywordFace">and</text:span> hour min) action)</text:p>
      <text:p text:style-name="OrgSrcBlock"><text:s text:c="6"/><text:span text:style-name="OrgSrcFontLockCommentDelimiterFace">;; <text:s text:c="7"/></text:span><text:span text:style-name="OrgSrcFontLockCommentFace">(message "[%s:%s] =&gt; %s" hour min action)</text:span></text:p>
      <text:p text:style-name="OrgSrcBlock"><text:s text:c="6"/>(<text:span text:style-name="OrgSrcFontLockKeywordFace">setq</text:span> current-hour (format-time-string <text:span text:style-name="OrgSrcFontLockStringFace">"%H"</text:span> (current-time)))</text:p>
      <text:p text:style-name="OrgSrcBlock"><text:s text:c="6"/>(<text:span text:style-name="OrgSrcFontLockKeywordFace">setq</text:span> current-min (format-time-string <text:span text:style-name="OrgSrcFontLockStringFace">"%M"</text:span> (current-time)))</text:p>
      <text:p text:style-name="OrgSrcBlock"><text:s text:c="6"/>(<text:span text:style-name="OrgSrcFontLockKeywordFace">when</text:span> (&gt; (+ (* (string-to-number hour) 60)</text:p>
      <text:p text:style-name="OrgSrcBlock"><text:s text:c="18"/>(string-to-number min))</text:p>
      <text:p text:style-name="OrgSrcBlock"><text:s text:c="15"/>(+ (* (string-to-number current-hour) 60)</text:p>
      <text:p text:style-name="OrgSrcBlock"><text:s text:c="18"/>(string-to-number current-min)))</text:p>
      <text:p text:style-name="OrgSrcBlock"><text:s text:c="8"/>(<text:span text:style-name="OrgSrcFontLockKeywordFace">let</text:span></text:p>
      <text:p text:style-name="OrgSrcBlock"><text:s text:c="12"/>((s nil))</text:p>
      <text:p text:style-name="OrgSrcBlock"><text:s text:c="10"/>(<text:span text:style-name="OrgSrcFontLockKeywordFace">when</text:span> (string-match <text:span text:style-name="OrgSrcFontLockStringFace">"^\|\\s-*X\\s-*\|"</text:span> line)</text:p>
      <text:p text:style-name="OrgSrcBlock"><text:s text:c="12"/>(<text:span text:style-name="OrgSrcFontLockKeywordFace">setq</text:span> s 'sticky))</text:p>
      <text:p text:style-name="OrgSrcBlock"><text:s text:c="10"/><text:span text:style-name="OrgSrcFontLockCommentDelimiterFace">;; <text:s text:c="5"/></text:span><text:span text:style-name="OrgSrcFontLockCommentFace">(set-notify-growl hour min action s)</text:span></text:p>
      <text:p text:style-name="OrgSrcBlock"><text:s text:c="10"/>(set-notify-osx-native hour min action s)</text:p>
      <text:p text:style-name="OrgSrcBlock"><text:s text:c="10"/><text:span text:style-name="OrgSrcFontLockCommentDelimiterFace">;; <text:s text:c="11"/></text:span><text:span text:style-name="OrgSrcFontLockCommentFace">(set-notify-mail hour min action s)</text:span></text:p>
      <text:p text:style-name="OrgSrcBlock"><text:s text:c="10"/>)))))</text:p>
      <text:p text:style-name="OrgSrcBlock"/>
      <text:p text:style-name="OrgSrcBlock">(<text:span text:style-name="OrgSrcFontLockKeywordFace">when</text:span> (eval-after-autoload-if-found</text:p>
      <text:p text:style-name="OrgSrcBlock"><text:s text:c="7"/>'(todochiku-message) <text:span text:style-name="OrgSrcFontLockStringFace">"todochiku"</text:span> nil t nil</text:p>
      <text:p text:style-name="OrgSrcBlock"><text:s text:c="7"/>'((<text:span text:style-name="OrgSrcFontLockKeywordFace">setq</text:span> todochiku-icons-directory <text:span text:style-name="OrgSrcFontLockStringFace">"~/Dropbox/emacs.d/todochiku-icons"</text:span>)</text:p>
      <text:p text:style-name="OrgSrcBlock"><text:s text:c="9"/>(add-to-list 'todochiku-icons '(emacs . <text:span text:style-name="OrgSrcFontLockStringFace">"emacs.png"</text:span>))</text:p>
      <text:p text:style-name="OrgSrcBlock"><text:s text:c="9"/>))</text:p>
      <text:p text:style-name="OrgSrcBlock"><text:s text:c="2"/>(<text:span text:style-name="OrgSrcFontLockKeywordFace">require</text:span> '<text:span text:style-name="OrgSrcFontLockConstantFace">cl</text:span>))</text:p>
      <text:p text:style-name="OrgSrcBlock"/>
      <text:p text:style-name="OrgSrcBlock"><text:s text:c="2"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 <text:span text:style-name="OrgSrcFontLockFunctionNameFace">my:desktop-notify</text:span> (type title hour min action s)</text:p>
      <text:p text:style-name="OrgSrcBlock"><text:s text:c="2"/>(<text:span text:style-name="OrgSrcFontLockKeywordFace">cond</text:span></text:p>
      <text:p text:style-name="OrgSrcBlock"><text:s text:c="3"/><text:span text:style-name="OrgSrcFontLockCommentDelimiterFace">;; </text:span><text:span text:style-name="OrgSrcFontLockCommentFace">((string= type "growl")</text:span></text:p>
      <text:p text:style-name="OrgSrcBlock"><text:s text:c="3"/><text:span text:style-name="OrgSrcFontLockCommentDelimiterFace">;; <text:s/></text:span><text:span text:style-name="OrgSrcFontLockCommentFace">(todochiku-message</text:span></text:p>
      <text:p text:style-name="OrgSrcBlock"><text:s text:c="3"/><text:span text:style-name="OrgSrcFontLockCommentDelimiterFace">;; <text:s text:c="2"/></text:span><text:span text:style-name="OrgSrcFontLockCommentFace">title (format "%s:%s %s" hour min action) "Emacs" s))</text:span></text:p>
      <text:p text:style-name="OrgSrcBlock"><text:s text:c="3"/>((string= type <text:span text:style-name="OrgSrcFontLockStringFace">"osx-native"</text:span>)</text:p>
      <text:p text:style-name="OrgSrcBlock"><text:s text:c="4"/>(terminal-notifier-notify</text:p>
      <text:p text:style-name="OrgSrcBlock"><text:s text:c="5"/>title</text:p>
      <text:p text:style-name="OrgSrcBlock"><text:s text:c="5"/>(format <text:span text:style-name="OrgSrcFontLockStringFace">"%s:%s %s"</text:span> hour min action)))</text:p>
      <text:p text:style-name="OrgSrcBlock"><text:s text:c="3"/>(t nil)))</text:p>
      <text:p text:style-name="OrgSrcBlock"/>
      <text:p text:style-name="OrgSrcBlock">(<text:span text:style-name="OrgSrcFontLockKeywordFace">defun</text:span> <text:span text:style-name="OrgSrcFontLockFunctionNameFace">set-notify-mail</text:span> (hour min action s)</text:p>
      <text:p text:style-name="OrgSrcBlock"><text:s text:c="2"/>(run-at-time (format <text:span text:style-name="OrgSrcFontLockStringFace">"%s:%s"</text:span> hour min) nil</text:p>
      <text:p text:style-name="OrgSrcBlock"><text:s text:c="15"/>'my:desktop-notify</text:p>
      <text:p text:style-name="OrgSrcBlock"><text:s text:c="15"/><text:span text:style-name="OrgSrcFontLockStringFace">"mail"</text:span> <text:span text:style-name="OrgSrcFontLockStringFace">"りまいんだ"</text:span> hour min action nil))</text:p>
      <text:p text:style-name="OrgSrcBlock"/>
      <text:p text:style-name="OrgSrcBlock">(<text:span text:style-name="OrgSrcFontLockKeywordFace">defun</text:span> <text:span text:style-name="OrgSrcFontLockFunctionNameFace">set-notify-growl</text:span> (hour min action s)</text:p>
      <text:p text:style-name="OrgSrcBlock"><text:s text:c="2"/>(run-at-time (format <text:span text:style-name="OrgSrcFontLockStringFace">"%s:%s"</text:span> hour min) nil</text:p>
      <text:p text:style-name="OrgSrcBlock"><text:s text:c="15"/>'my:desktop-notify</text:p>
      <text:p text:style-name="OrgSrcBlock"><text:s text:c="15"/><text:span text:style-name="OrgSrcFontLockStringFace">"growl"</text:span> <text:span text:style-name="OrgSrcFontLockStringFace">"== REMINDER =="</text:span> hour min action s))</text:p>
      <text:p text:style-name="OrgSrcBlock"/>
      <text:p text:style-name="OrgSrcBlock">(<text:span text:style-name="OrgSrcFontLockKeywordFace">defun</text:span> <text:span text:style-name="OrgSrcFontLockFunctionNameFace">set-notify-osx-native</text:span> (hour min action s)</text:p>
      <text:p text:style-name="OrgSrcBlock"><text:s text:c="2"/><text:span text:style-name="OrgSrcFontLockDocFace">"terminal-notifier is required."</text:span></text:p>
      <text:p text:style-name="OrgSrcBlock"><text:s text:c="2"/><text:span text:style-name="OrgSrcFontLockCommentDelimiterFace">;; <text:s text:c="3"/></text:span><text:span text:style-name="OrgSrcFontLockCommentFace">(message "%s:%s %s %s" hour min action s)</text:span></text:p>
      <text:p text:style-name="OrgSrcBlock"><text:s text:c="2"/>(run-at-time (format <text:span text:style-name="OrgSrcFontLockStringFace">"%s:%s"</text:span> hour min) nil</text:p>
      <text:p text:style-name="OrgSrcBlock"><text:s text:c="15"/>'my:desktop-notify</text:p>
      <text:p text:style-name="OrgSrcBlock"><text:soft-page-break/><text:s text:c="15"/><text:span text:style-name="OrgSrcFontLockStringFace">"osx-native"</text:span> <text:span text:style-name="OrgSrcFontLockStringFace">"Emacs"</text:span> hour min action nil))</text:p>
      <text:p text:style-name="OrgSrcBlock"/>
      <text:p text:style-name="OrgSrcBlock">(<text:span text:style-name="OrgSrcFontLockKeywordFace">defun</text:span> <text:span text:style-name="OrgSrcFontLockFunctionNameFace">read-line</text:span> (file)</text:p>
      <text:p text:style-name="OrgSrcBlock"><text:s text:c="2"/><text:span text:style-name="OrgSrcFontLockDocFace">"Make a list from a file, which is divided by LF code"</text:span></text:p>
      <text:p text:style-name="OrgSrcBlock"><text:s text:c="2"/>(<text:span text:style-name="OrgSrcFontLockKeywordFace">with-temp-buffer</text:span></text:p>
      <text:p text:style-name="OrgSrcBlock"><text:s text:c="4"/>(insert-file-contents-literally file)</text:p>
      <text:p text:style-name="OrgSrcBlock"><text:s text:c="4"/>(split-string</text:p>
      <text:p text:style-name="OrgSrcBlockLastLine"><text:s text:c="5"/>(buffer-string) <text:span text:style-name="OrgSrcFontLockStringFace">"\n"</text:span> t)))</text:p>
      <text:h text:style-name="Heading_20_2" text:outline-level="2"><text:bookmark text:name="org3a10c5f"/><text:bookmark-start text:name="OrgXref.org3a10c5f"/>頻繁に利用するファイルをring形式でたどる <text:bookmark-end text:name="OrgXref.org3a10c5f"/></text:h>
      <text:p text:style-name="Text_20_body"><text:a xlink:type="simple" xlink:href="http://d.hatena.ne.jp/rubikitch/20111120/elispbook" text:style-name="Internet_20_link" text:visited-style-name="Visited_20_Internet_20_Link">http://d.hatena.ne.jp/rubikitch/20111120/elispbook</text:a></text:p>
      <text:p text:style-name="OrgSrcBlock">(<text:span text:style-name="OrgSrcFontLockKeywordFace">defvar</text:span> <text:span text:style-name="OrgSrcFontLockVariableNameFace">my:file-ring</text:span> 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make-file-ring</text:span> (files)</text:p>
      <text:p text:style-name="OrgSrcBlock"><text:s text:c="2"/>(<text:span text:style-name="OrgSrcFontLockKeywordFace">setq</text:span> my:file-ring (copy-sequence files)))</text:p>
      <text:p text:style-name="OrgSrcBlock"><text:span text:style-name="OrgSrcFontLockCommentDelimiterFace">;; <text:s text:c="3"/></text:span><text:span text:style-name="OrgSrcFontLockCommentFace">(setf (cdr (last my:file-ring)) my:file-ring))</text:span></text:p>
      <text:p text:style-name="OrgSrcBlock">(takaxp:make-file-ring</text:p>
      <text:p text:style-name="OrgSrcBlock"><text:s/>'(<text:span text:style-name="OrgSrcFontLockStringFace">"~/Dropbox/org/work.org"</text:span> <text:span text:style-name="OrgSrcFontLockStringFace">"~/Dropbox/emacs.d/config/init.org"</text:span></text:p>
      <text:p text:style-name="OrgSrcBlock"><text:s text:c="3"/><text:span text:style-name="OrgSrcFontLockStringFace">"~/Dropbox/org/buffer.org"</text:span> <text:span text:style-name="OrgSrcFontLockStringFace">"~/Dropbox/emacs.d/config/utility.org"</text:span></text:p>
      <text:p text:style-name="OrgSrcBlock"><text:s text:c="3"/><text:span text:style-name="OrgSrcFontLockStringFace">"~/Dropbox/org/research.org"</text:span> <text:span text:style-name="OrgSrcFontLockStringFace">"~/Dropbox/org/nex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open-file-ring</text:span> ()</text:p>
      <text:p text:style-name="OrgSrcBlock"><text:s text:c="2"/>(<text:span text:style-name="OrgSrcFontLockKeywordFace">interactive</text:span>)</text:p>
      <text:p text:style-name="OrgSrcBlock"><text:s text:c="2"/>(find-file (car my:file-ring))</text:p>
      <text:p text:style-name="OrgSrcBlock"><text:s text:c="2"/>(<text:span text:style-name="OrgSrcFontLockKeywordFace">setq</text:span> my:file-ring</text:p>
      <text:p text:style-name="OrgSrcBlock"><text:s text:c="8"/>(append (cdr my:file-ring)</text:p>
      <text:p text:style-name="OrgSrcBlock"><text:s text:c="16"/>(list (car my:file-ring)))))</text:p>
      <text:p text:style-name="OrgSrcBlock"/>
      <text:p text:style-name="OrgSrcBlockLastLine"><text:span text:style-name="OrgSrcFontLockCommentDelimiterFace">;; <text:s text:c="3"/></text:span><text:span text:style-name="OrgSrcFontLockCommentFace">(setq my:file-ring (cdr my:file-ring)))</text:span></text:p>
      <text:h text:style-name="Heading_20_2" text:outline-level="2"><text:bookmark text:name="orgeb7f5ba"/><text:bookmark-start text:name="OrgXref.orgeb7f5ba"/>引数のorgバッファを開く <text:bookmark-end text:name="OrgXref.orgeb7f5b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show-org-buffer</text:span> (file)</text:p>
      <text:p text:style-name="OrgSrcBlock"><text:s text:c="2"/><text:span text:style-name="OrgSrcFontLockDocFace">"Show an org-file on the current buffer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if</text:span> (get-buffer file)</text:p>
      <text:p text:style-name="OrgSrcBlock"><text:s text:c="6"/>(<text:span text:style-name="OrgSrcFontLockKeywordFace">let</text:span> ((buffer (get-buffer file)))</text:p>
      <text:p text:style-name="OrgSrcBlock"><text:s text:c="8"/>(switch-to-buffer buffer)</text:p>
      <text:p text:style-name="OrgSrcBlock"><text:s text:c="8"/>(message <text:span text:style-name="OrgSrcFontLockStringFace">"%s"</text:span> file))</text:p>
      <text:p text:style-name="OrgSrcBlockLastLine"><text:s text:c="4"/>(find-file (concat <text:span text:style-name="OrgSrcFontLockStringFace">"~/Dropbox/org/"</text:span> file))))</text:p>
      <text:h text:style-name="Heading_20_2" text:outline-level="2"><text:bookmark text:name="org05daf73"/><text:bookmark-start text:name="OrgXref.org05daf73"/>orgバッファにいつものヘッダを追加する <text:bookmark-end text:name="OrgXref.org05daf7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insert-org-file-header-template</text:span> ()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let</text:span> ((title <text:span text:style-name="OrgSrcFontLockStringFace">"#+TITLE:\t\n"</text:span>)</text:p>
      <text:p text:style-name="OrgSrcBlock"><text:s text:c="10"/>(date <text:span text:style-name="OrgSrcFontLockStringFace">"#+DATE: \t\n"</text:span>)</text:p>
      <text:p text:style-name="OrgSrcBlock"><text:s text:c="10"/>(update <text:span text:style-name="OrgSrcFontLockStringFace">"#+UPDATE:\t\n"</text:span>)</text:p>
      <text:p text:style-name="OrgSrcBlock"><text:s text:c="10"/>(author <text:span text:style-name="OrgSrcFontLockStringFace">"#+AUTHOR:\tTakaaki ISHIKAWA &lt;takaxp@ieee.org&gt;\n"</text:span>)</text:p>
      <text:p text:style-name="OrgSrcBlock"><text:s text:c="10"/>(option <text:span text:style-name="OrgSrcFontLockStringFace">"#+OPTIONS:\t\\n:t\n"</text:span>)</text:p>
      <text:p text:style-name="OrgSrcBlock"><text:s text:c="10"/>(other <text:span text:style-name="OrgSrcFontLockStringFace">"\n"</text:span>))</text:p>
      <text:p text:style-name="OrgSrcBlock"><text:s text:c="6"/>(goto-char 0)</text:p>
      <text:p text:style-name="OrgSrcBlock"><text:soft-page-break/><text:s text:c="6"/>(<text:span text:style-name="OrgSrcFontLockKeywordFace">save-excursion</text:span></text:p>
      <text:p text:style-name="OrgSrcBlock"><text:s text:c="8"/>(insert title date update author option other))</text:p>
      <text:p text:style-name="OrgSrcBlockLastLine"><text:s text:c="6"/>(org-end-of-line))))</text:p>
      <text:h text:style-name="Heading_20_2" text:outline-level="2"><text:bookmark text:name="org02e9adf"/><text:bookmark-start text:name="OrgXref.org02e9adf"/>議事録ひな形を書き入れる <text:bookmark-end text:name="OrgXref.org02e9ad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insert-minutes-template</text:span> ()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let</text:span> ((date <text:span text:style-name="OrgSrcFontLockStringFace">"日時：\n"</text:span>)</text:p>
      <text:p text:style-name="OrgSrcBlock"><text:s text:c="10"/>(place <text:span text:style-name="OrgSrcFontLockStringFace">"場所：\n"</text:span>)</text:p>
      <text:p text:style-name="OrgSrcBlock"><text:s text:c="10"/>(attendance <text:span text:style-name="OrgSrcFontLockStringFace">"出席者：\n"</text:span>)</text:p>
      <text:p text:style-name="OrgSrcBlock"><text:s text:c="10"/>(documents <text:span text:style-name="OrgSrcFontLockStringFace">"資料：\n\n"</text:span>))</text:p>
      <text:p text:style-name="OrgSrcBlock"><text:s text:c="6"/>(<text:span text:style-name="OrgSrcFontLockKeywordFace">save-excursion</text:span></text:p>
      <text:p text:style-name="OrgSrcBlockLastLine"><text:s text:c="8"/>(insert date place attendance documents)))))</text:p>
      <text:h text:style-name="Heading_20_2" text:outline-level="2"><text:bookmark text:name="orgc71f875"/><text:bookmark-start text:name="OrgXref.orgc71f875"/>ランダムの文字列を取得する <text:bookmark-end text:name="OrgXref.orgc71f875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 <text:span text:style-name="OrgSrcFontLockFunctionNameFace">get-random-string</text:span> (length)</text:p>
      <text:p text:style-name="OrgSrcBlock"><text:s text:c="2"/><text:span text:style-name="OrgSrcFontLockDocFace">"Get a string contain the length digit number with random selection"</text:span></text:p>
      <text:p text:style-name="OrgSrcBlock"><text:s text:c="2"/>(<text:span text:style-name="OrgSrcFontLockKeywordFace">interactive</text:span>)</text:p>
      <text:p text:style-name="OrgSrcBlock"><text:s text:c="2"/>(random t)</text:p>
      <text:p text:style-name="OrgSrcBlock"><text:s text:c="2"/>(<text:span text:style-name="OrgSrcFontLockKeywordFace">cond</text:span> ((&gt; length 0)</text:p>
      <text:p text:style-name="OrgSrcBlock"><text:s text:c="9"/>(<text:span text:style-name="OrgSrcFontLockKeywordFace">let</text:span></text:p>
      <text:p text:style-name="OrgSrcBlock"><text:s text:c="13"/>((count length)</text:p>
      <text:p text:style-name="OrgSrcBlock"><text:s text:c="14"/>(string nil)</text:p>
      <text:p text:style-name="OrgSrcBlock"><text:s text:c="14"/>(tmp nil))</text:p>
      <text:p text:style-name="OrgSrcBlock"><text:s text:c="11"/>(<text:span text:style-name="OrgSrcFontLockKeywordFace">while</text:span> (&lt; 0 count)</text:p>
      <text:p text:style-name="OrgSrcBlock"><text:s text:c="13"/>(<text:span text:style-name="OrgSrcFontLockKeywordFace">setq</text:span> count (1- count))</text:p>
      <text:p text:style-name="OrgSrcBlock"><text:s text:c="13"/>(<text:span text:style-name="OrgSrcFontLockKeywordFace">setq</text:span> tmp string)</text:p>
      <text:p text:style-name="OrgSrcBlock"><text:s text:c="13"/>(<text:span text:style-name="OrgSrcFontLockKeywordFace">setq</text:span> string</text:p>
      <text:p text:style-name="OrgSrcBlock"><text:s text:c="19"/>(concat tmp (number-to-string (random 10)))))</text:p>
      <text:p text:style-name="OrgSrcBlock"><text:s text:c="11"/>(message <text:span text:style-name="OrgSrcFontLockStringFace">"%s"</text:span> string)))</text:p>
      <text:p text:style-name="OrgSrcBlockLastLine"><text:s text:c="8"/>(t <text:span text:style-name="OrgSrcFontLockStringFace">"0"</text:span>)))</text:p>
      <text:h text:style-name="Heading_20_2" text:outline-level="2"><text:bookmark text:name="orgd9205b1"/><text:bookmark-start text:name="OrgXref.orgd9205b1"/>Auto-install をセットアップする <text:bookmark-end text:name="OrgXref.orgd9205b1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cask+pallet 環境に移行してからは使っていません。</text:p>
      <text:p text:style-name="OrgSrcBlock">(<text:span text:style-name="OrgSrcFontLockKeywordFace">defun</text:span> <text:span text:style-name="OrgSrcFontLockFunctionNameFace">init-auto-install</text:span> ()</text:p>
      <text:p text:style-name="OrgSrcBlock"><text:s text:c="2"/><text:span text:style-name="OrgSrcFontLockDocFace">"Setup auto-install.el.</text:span></text:p>
      <text:p text:style-name="OrgSrcBlock"><text:span text:style-name="OrgSrcFontLockDocFace">1. Set my:auto-install-batch-list-el-url</text:span></text:p>
      <text:p text:style-name="OrgSrcBlock"><text:span text:style-name="OrgSrcFontLockDocFace">2. M-x init-auto-install</text:span></text:p>
      <text:p text:style-name="OrgSrcBlock"><text:span text:style-name="OrgSrcFontLockDocFace">3. M-x auto-install-batch hoge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<text:span text:style-name="OrgSrcFontLockKeywordFace">and</text:span> (<text:span text:style-name="OrgSrcFontLockKeywordFace">require</text:span> '<text:span text:style-name="OrgSrcFontLockConstantFace">auto-install</text:span> nil t)</text:p>
      <text:p text:style-name="OrgSrcBlock"><text:s text:c="13"/>my:auto-install-batch-list-el-url)</text:p>
      <text:p text:style-name="OrgSrcBlock"><text:s text:c="4"/>(<text:span text:style-name="OrgSrcFontLockKeywordFace">setq</text:span> auto-install-batch-list-el-url my:auto-install-batch-list-el-url)</text:p>
      <text:p text:style-name="OrgSrcBlock"><text:s text:c="4"/>(<text:span text:style-name="OrgSrcFontLockKeywordFace">setq</text:span> auto-install-directory default-path)</text:p>
      <text:p text:style-name="OrgSrcBlock"><text:s text:c="4"/>(<text:span text:style-name="OrgSrcFontLockKeywordFace">setq</text:span> auto-install-wget-command <text:span text:style-name="OrgSrcFontLockStringFace">"/opt/local/bin/wget"</text:span>)</text:p>
      <text:p text:style-name="OrgSrcBlock"><text:s text:c="4"/>(auto-install-update-emacswiki-package-name t)</text:p>
      <text:p text:style-name="OrgSrcBlock"><text:s text:c="4"/><text:span text:style-name="OrgSrcFontLockCommentDelimiterFace">;; </text:span><text:span text:style-name="OrgSrcFontLockCommentFace">compatibility</text:span></text:p>
      <text:p text:style-name="OrgSrcBlockLastLine"><text:soft-page-break/><text:s text:c="4"/>(auto-install-compatibility-setup))) <text:span text:style-name="OrgSrcFontLockCommentDelimiterFace">; </text:span><text:span text:style-name="OrgSrcFontLockCommentFace">for install-elisp users</text:span></text:p>
      <text:h text:style-name="Heading_20_2" text:outline-level="2"><text:bookmark text:name="org7ca2406"/><text:bookmark-start text:name="OrgXref.org7ca2406"/>行頭に" - "を挿入する <text:bookmark-end text:name="OrgXref.org7ca240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add-itemize-head</text:span> (arg)</text:p>
      <text:p text:style-name="OrgSrcBlock"><text:s text:c="2"/><text:span text:style-name="OrgSrcFontLockDocFace">"Insert \" <text:s/>- \" at the head of line.</text:span></text:p>
      <text:p text:style-name="OrgSrcBlock"><text:span text:style-name="OrgSrcFontLockDocFace"><text:s text:c="2"/>If the cursor is already at the head of line, it is NOT returned back to the</text:span></text:p>
      <text:p text:style-name="OrgSrcBlock"><text:span text:style-name="OrgSrcFontLockDocFace"><text:s text:c="2"/>original position again. Otherwise, the cursor is moved to the right of the</text:span></text:p>
      <text:p text:style-name="OrgSrcBlock"><text:span text:style-name="OrgSrcFontLockDocFace"><text:s text:c="2"/>inserted string. \" <text:s/>- [ ] \" will be inserted using C-u prefix."</text:span></text:p>
      <text:p text:style-name="OrgSrcBlock"><text:s text:c="2"/>(<text:span text:style-name="OrgSrcFontLockKeywordFace">interactive</text:span> <text:span text:style-name="OrgSrcFontLockStringFace">"P"</text:span>)</text:p>
      <text:p text:style-name="OrgSrcBlock"><text:s text:c="2"/>(<text:span text:style-name="OrgSrcFontLockKeywordFace">let</text:span> ((item-string <text:span text:style-name="OrgSrcFontLockStringFace">" <text:s/>- "</text:span>))</text:p>
      <text:p text:style-name="OrgSrcBlock"><text:s text:c="4"/>(<text:span text:style-name="OrgSrcFontLockKeywordFace">when</text:span> arg</text:p>
      <text:p text:style-name="OrgSrcBlock"><text:s text:c="6"/>(<text:span text:style-name="OrgSrcFontLockKeywordFace">setq</text:span> item-string <text:span text:style-name="OrgSrcFontLockStringFace">" <text:s/>- [ ] "</text:span>))</text:p>
      <text:p text:style-name="OrgSrcBlock"><text:s text:c="4"/>(<text:span text:style-name="OrgSrcFontLockKeywordFace">cond</text:span> ((= (point) (line-beginning-position))</text:p>
      <text:p text:style-name="OrgSrcBlock"><text:s text:c="11"/>(insert item-string))</text:p>
      <text:p text:style-name="OrgSrcBlock"><text:s text:c="10"/>(t (<text:span text:style-name="OrgSrcFontLockKeywordFace">save-excursion</text:span></text:p>
      <text:p text:style-name="OrgSrcBlock"><text:s text:c="15"/>(move-beginning-of-line 1)</text:p>
      <text:p text:style-name="OrgSrcBlockLastLine"><text:s text:c="15"/>(insert item-string))))))</text:p>
      <text:h text:style-name="Heading_20_3" text:outline-level="3"><text:bookmark text:name="org813e911"/><text:bookmark-start text:name="OrgXref.org813e911"/>キーバインド <text:bookmark-end text:name="OrgXref.org813e911"/></text:h>
      <text:p text:style-name="Text_20_body"><text:span text:style-name="OrgCode">C-u C-M--</text:span> とすれば、[ ] を付加できます。</text:p>
      <text:p text:style-name="OrgSrcBlockLastLine">(global-set-key (kbd <text:span text:style-name="OrgSrcFontLockStringFace">"C-M--"</text:span>) 'add-itemize-head)</text:p>
      <text:h text:style-name="Heading_20_2" text:outline-level="2"><text:bookmark text:name="org1f1c987"/><text:bookmark-start text:name="OrgXref.org1f1c987"/>日付などを簡単に挿入する <text:bookmark-end text:name="OrgXref.org1f1c987"/></text:h>
      <text:p text:style-name="Text_20_body"><text:a xlink:type="simple" xlink:href="http://www.fan.gr.jp/~ring/doc/elisp_20/elisp_38.html#SEC608" text:style-name="Internet_20_link" text:visited-style-name="Visited_20_Internet_20_Link">http://www.fan.gr.jp/~ring/doc/elisp_20/elisp_38.html#SEC608</text:a></text:p>
      <text:p text:style-name="OrgSrcBlock">(<text:span text:style-name="OrgSrcFontLockKeywordFace">defun</text:span> <text:span text:style-name="OrgSrcFontLockFunctionNameFace">insert-formatted-current-date</text:span> ()</text:p>
      <text:p text:style-name="OrgSrcBlock"><text:s text:c="2"/><text:span text:style-name="OrgSrcFontLockDocFace">"Insert a timestamp at the cursor position. C-u will add [] brackets."</text:span></text:p>
      <text:p text:style-name="OrgSrcBlock"><text:s text:c="2"/>(<text:span text:style-name="OrgSrcFontLockKeywordFace">interactive</text:span>)</text:p>
      <text:p text:style-name="OrgSrcBlock"><text:s text:c="2"/>(insert (format-time-string <text:span text:style-name="OrgSrcFontLockStringFace">"%Y-%m-%d"</text:span>)))</text:p>
      <text:p text:style-name="OrgSrcBlock">(<text:span text:style-name="OrgSrcFontLockKeywordFace">defun</text:span> <text:span text:style-name="OrgSrcFontLockFunctionNameFace">insert-formatted-current-time</text:span> ()</text:p>
      <text:p text:style-name="OrgSrcBlock"><text:s text:c="2"/>(<text:span text:style-name="OrgSrcFontLockKeywordFace">interactive</text:span>)</text:p>
      <text:p text:style-name="OrgSrcBlock"><text:s text:c="2"/>(insert (format-time-string <text:span text:style-name="OrgSrcFontLockStringFace">"%H:%M"</text:span>)))</text:p>
      <text:p text:style-name="OrgSrcBlock">(<text:span text:style-name="OrgSrcFontLockKeywordFace">defun</text:span> <text:span text:style-name="OrgSrcFontLockFunctionNameFace">insert-formatted-signature</text:span> ()</text:p>
      <text:p text:style-name="OrgSrcBlock"><text:s text:c="2"/>(<text:span text:style-name="OrgSrcFontLockKeywordFace">interactive</text:span>)</text:p>
      <text:p text:style-name="OrgSrcBlock"><text:s text:c="2"/>(insert (concat (format-time-string <text:span text:style-name="OrgSrcFontLockStringFace">"%Y-%m-%d"</text:span>) <text:span text:style-name="OrgSrcFontLockStringFace">" <text:s/>"</text:span> user-full-name</text:p>
      <text:p text:style-name="OrgSrcBlockLastLine"><text:s text:c="18"/><text:span text:style-name="OrgSrcFontLockStringFace">" <text:s/>&lt;"</text:span> user-mail-address <text:span text:style-name="OrgSrcFontLockStringFace">"&gt;"</text:span>)))</text:p>
      <text:p text:style-name="OrgSrcBlock">(<text:span text:style-name="OrgSrcFontLockKeywordFace">defun</text:span> <text:span text:style-name="OrgSrcFontLockFunctionNameFace">insert-formatted-current-date</text:span> (arg)</text:p>
      <text:p text:style-name="OrgSrcBlock"><text:s text:c="2"/><text:span text:style-name="OrgSrcFontLockDocFace">"Insert a timestamp at the cursor position. C-u will add [] brackets."</text:span></text:p>
      <text:p text:style-name="OrgSrcBlock"><text:s text:c="2"/>(<text:span text:style-name="OrgSrcFontLockKeywordFace">interactive</text:span> <text:span text:style-name="OrgSrcFontLockStringFace">"p"</text:span>)</text:p>
      <text:p text:style-name="OrgSrcBlock"><text:s text:c="2"/>(<text:span text:style-name="OrgSrcFontLockKeywordFace">case</text:span> arg</text:p>
      <text:p text:style-name="OrgSrcBlock"><text:s text:c="4"/>(4 (<text:span text:style-name="OrgSrcFontLockKeywordFace">if</text:span> (equal major-mode 'org-mode)</text:p>
      <text:p text:style-name="OrgSrcBlock"><text:s text:c="11"/>(org-time-stamp-inactive)</text:p>
      <text:p text:style-name="OrgSrcBlock"><text:s text:c="9"/>(insert (format-time-string <text:span text:style-name="OrgSrcFontLockStringFace">"[%Y-%m-%d]"</text:span>))))</text:p>
      <text:p text:style-name="OrgSrcBlock"><text:s text:c="4"/>(t (insert (format-time-string <text:span text:style-name="OrgSrcFontLockStringFace">"%Y-%m-%d"</text:span>)))))</text:p>
      <text:p text:style-name="OrgSrcBlock">(<text:span text:style-name="OrgSrcFontLockKeywordFace">defun</text:span> <text:span text:style-name="OrgSrcFontLockFunctionNameFace">insert-formatted-current-time</text:span> ()</text:p>
      <text:p text:style-name="OrgSrcBlock"><text:s text:c="2"/>(<text:span text:style-name="OrgSrcFontLockKeywordFace">interactive</text:span>)</text:p>
      <text:p text:style-name="OrgSrcBlock"><text:s text:c="2"/>(insert (format-time-string <text:span text:style-name="OrgSrcFontLockStringFace">"%H:%M"</text:span>)))</text:p>
      <text:p text:style-name="OrgSrcBlock">(<text:span text:style-name="OrgSrcFontLockKeywordFace">defun</text:span> <text:span text:style-name="OrgSrcFontLockFunctionNameFace">insert-formatted-signature</text:span> ()</text:p>
      <text:p text:style-name="OrgSrcBlock"><text:s text:c="2"/>(<text:span text:style-name="OrgSrcFontLockKeywordFace">interactive</text:span>)</text:p>
      <text:p text:style-name="OrgSrcBlock"><text:s text:c="2"/>(insert (concat (format-time-string <text:span text:style-name="OrgSrcFontLockStringFace">"%Y-%m-%d"</text:span>) <text:span text:style-name="OrgSrcFontLockStringFace">" <text:s/>"</text:span> user-full-name</text:p>
      <text:p text:style-name="OrgSrcBlockLastLine"><text:s text:c="18"/><text:span text:style-name="OrgSrcFontLockStringFace">" <text:s/>&lt;"</text:span> user-mail-address <text:span text:style-name="OrgSrcFontLockStringFace">"&gt;"</text:span>)))</text:p>
      <text:h text:style-name="Heading_20_3" text:outline-level="3"><text:bookmark text:name="org78f9f7c"/><text:bookmark-start text:name="OrgXref.org78f9f7c"/><text:soft-page-break/>キーバインド <text:bookmark-end text:name="OrgXref.org78f9f7c"/></text:h>
      <text:p text:style-name="OrgSrcBlock">(global-set-key (kbd <text:span text:style-name="OrgSrcFontLockStringFace">"C-0"</text:span>) 'insert-formatted-current-date)</text:p>
      <text:p text:style-name="OrgSrcBlockLastLine">(global-set-key (kbd <text:span text:style-name="OrgSrcFontLockStringFace">"C-9"</text:span>) 'insert-formatted-current-time)</text:p>
      <text:h text:style-name="Heading_20_2" text:outline-level="2"><text:bookmark text:name="org5283fe8"/><text:bookmark-start text:name="OrgXref.org5283fe8"/>XHTMLを利用したガントチャート生成 <text:bookmark-end text:name="OrgXref.org5283fe8"/></text:h>
      <text:p text:style-name="Text_20_body">最近使っていません。</text:p>
      <text:p text:style-name="OrgSrcBlock">(<text:span text:style-name="OrgSrcFontLockKeywordFace">defcustom</text:span> <text:span text:style-name="OrgSrcFontLockVariableNameFace">my:auto-install-batch-list-el-url</text:span> nil</text:p>
      <text:p text:style-name="OrgSrcBlock"><text:s text:c="2"/><text:span text:style-name="OrgSrcFontLockDocFace">"URL of a auto-install-batch-list.el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<text:span text:style-name="OrgSrcFontLockCommentDelimiterFace">;; </text:span><text:span text:style-name="OrgSrcFontLockCommentFace">Publish an xml file to show a Gantt Chart</text:span></text:p>
      <text:p text:style-name="OrgSrcBlock">(<text:span text:style-name="OrgSrcFontLockKeywordFace">defcustom</text:span> <text:span text:style-name="OrgSrcFontLockVariableNameFace">default-timeline-csv-file</text:span> nil</text:p>
      <text:p text:style-name="OrgSrcBlock"><text:s text:c="2"/><text:span text:style-name="OrgSrcFontLockDocFace">"source.csv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-xml-business-file</text:span> nil</text:p>
      <text:p text:style-name="OrgSrcBlock"><text:s text:c="2"/><text:span text:style-name="OrgSrcFontLockDocFace">"XML file for business schedule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-xml-private-file</text:span> nil</text:p>
      <text:p text:style-name="OrgSrcBlock"><text:s text:c="2"/><text:span text:style-name="OrgSrcFontLockDocFace">"XML file for private schedule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</text:span> nil</text:p>
      <text:p text:style-name="OrgSrcBlock"><text:s text:c="2"/><text:span text:style-name="OrgSrcFontLockDocFace">"a template index.html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un</text:span> <text:span text:style-name="OrgSrcFontLockFunctionNameFace">export-timeline-business</text:span> ()</text:p>
      <text:p text:style-name="OrgSrcBlock"><text:s text:c="2"/><text:span text:style-name="OrgSrcFontLockDocFace">"Export schedule table as an XML source to create an web page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<text:span text:style-name="OrgSrcFontLockKeywordFace">and</text:span> default-timeline</text:p>
      <text:p text:style-name="OrgSrcBlock"><text:s text:c="13"/>(<text:span text:style-name="OrgSrcFontLockKeywordFace">and</text:span> default-timeline-csv-file</text:p>
      <text:p text:style-name="OrgSrcBlock"><text:s text:c="18"/>default-timeline-xml-business-file))</text:p>
      <text:p text:style-name="OrgSrcBlock"><text:s text:c="4"/>(shell-command-to-string (concat <text:span text:style-name="OrgSrcFontLockStringFace">"rm -f "</text:span> default-timeline-csv-file))</text:p>
      <text:p text:style-name="OrgSrcBlock"><text:s text:c="4"/>(org-table-export default-timeline-csv-file <text:span text:style-name="OrgSrcFontLockStringFace">"orgtbl-to-csv"</text:span>)</text:p>
      <text:p text:style-name="OrgSrcBlock"><text:s text:c="4"/>(shell-command-to-string (concat <text:span text:style-name="OrgSrcFontLockStringFace">"org2gantt.pl &gt; "</text:span></text:p>
      <text:p text:style-name="OrgSrcBlock"><text:s text:c="37"/>default-timeline-xml-business-file))</text:p>
      <text:p text:style-name="OrgSrcBlock"><text:s text:c="4"/>(shell-command-to-string (concat <text:span text:style-name="OrgSrcFontLockStringFace">"open "</text:span> default-timeline))))</text:p>
      <text:p text:style-name="OrgSrcBlock"/>
      <text:p text:style-name="OrgSrcBlock">(<text:span text:style-name="OrgSrcFontLockKeywordFace">defun</text:span> <text:span text:style-name="OrgSrcFontLockFunctionNameFace">export-timeline-private</text:span> ()</text:p>
      <text:p text:style-name="OrgSrcBlock"><text:s text:c="2"/><text:span text:style-name="OrgSrcFontLockDocFace">"Export schedule table as an XML source to create an web page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<text:span text:style-name="OrgSrcFontLockKeywordFace">and</text:span> default-timeline</text:p>
      <text:p text:style-name="OrgSrcBlock"><text:s text:c="13"/>(<text:span text:style-name="OrgSrcFontLockKeywordFace">and</text:span> default-timeline-csv-file</text:p>
      <text:p text:style-name="OrgSrcBlock"><text:s text:c="18"/>default-timeline-xml-private-file))</text:p>
      <text:p text:style-name="OrgSrcBlock"><text:s text:c="4"/>(shell-command-to-string (concat <text:span text:style-name="OrgSrcFontLockStringFace">"rm -f "</text:span> default-timeline-csv-file))</text:p>
      <text:p text:style-name="OrgSrcBlock"><text:s text:c="4"/>(org-table-export default-timeline-csv-file <text:span text:style-name="OrgSrcFontLockStringFace">"orgtbl-to-csv"</text:span>)</text:p>
      <text:p text:style-name="OrgSrcBlock"><text:s text:c="4"/>(shell-command-to-string (concat <text:span text:style-name="OrgSrcFontLockStringFace">"org2gantt.pl &gt; "</text:span></text:p>
      <text:p text:style-name="OrgSrcBlock"><text:s text:c="37"/>default-timeline-xml-private-file))</text:p>
      <text:p text:style-name="OrgSrcBlockLastLine"><text:s text:c="4"/>(shell-command-to-string (concat <text:span text:style-name="OrgSrcFontLockStringFace">"open "</text:span> default-timeline))))</text:p>
      <text:h text:style-name="Heading_20_2" text:outline-level="2"><text:bookmark text:name="org1d031bd"/><text:bookmark-start text:name="OrgXref.org1d031bd"/><text:soft-page-break/>定期実行関数 <text:bookmark-end text:name="OrgXref.org1d031bd"/></text:h>
      <text:p text:style-name="Text_20_body">orgバッファからカレンダーを生成し、外部サーバに投げます。また、MobileOrgに最新情報を流しています。</text:p>
      <text:p text:style-name="OrgSrcBlock">(<text:span text:style-name="OrgSrcFontLockKeywordFace">defvar</text:span> <text:span text:style-name="OrgSrcFontLockVariableNameFace">ox-icalendar-activate</text:span> nil)</text:p>
      <text:p text:style-name="OrgSrcBlock">(<text:span text:style-name="OrgSrcFontLockKeywordFace">with-eval-after-load</text:span> <text:span text:style-name="OrgSrcFontLockStringFace">"org"</text:span></text:p>
      <text:p text:style-name="OrgSrcBlock"><text:s text:c="2"/>(run-with-idle-timer 600 t</text:p>
      <text:p text:style-name="OrgSrcBlock"><text:s text:c="23"/>'(lambda ()</text:p>
      <text:p text:style-name="OrgSrcBlock"><text:s text:c="26"/>(<text:span text:style-name="OrgSrcFontLockKeywordFace">setq</text:span> ox-icalendar-activate t)))</text:p>
      <text:p text:style-name="OrgSrcBlock"><text:s text:c="2"/><text:span text:style-name="OrgSrcFontLockCommentDelimiterFace">;; <text:s text:c="3"/></text:span><text:span text:style-name="OrgSrcFontLockCommentFace">(run-with-idle-timer 1000 t 'org-mobile-push)</text:span></text:p>
      <text:p text:style-name="OrgSrcBlock"><text:s text:c="2"/>(add-hook 'focus-out-hook 'reload-ical-expor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reload-ical-export</text:span> ()</text:p>
      <text:p text:style-name="OrgSrcBlock"><text:s text:c="2"/><text:span text:style-name="OrgSrcFontLockDocFace">"Export org files as an iCal format file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when</text:span> ox-icalendar-activate</text:p>
      <text:p text:style-name="OrgSrcBlock"><text:s text:c="6"/>(<text:span text:style-name="OrgSrcFontLockKeywordFace">setq</text:span> ox-icalendar-activate nil)</text:p>
      <text:p text:style-name="OrgSrcBlockLastLine"><text:s text:c="6"/>(my:ox-icalendar))))</text:p>
      <text:h text:style-name="Heading_20_2" text:outline-level="2"><text:bookmark text:name="org7d56b9a"/><text:bookmark-start text:name="OrgXref.org7d56b9a"/>ブラウザの設定 <text:bookmark-end text:name="OrgXref.org7d56b9a"/></text:h>
      <text:p text:style-name="OrgSrcBlock"><text:span text:style-name="OrgSrcFontLockCommentDelimiterFace">;; 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 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my:browse-url-chrome) <text:span text:style-name="OrgSrcFontLockStringFace">"browse-url"</text:span> nil t nil</text:p>
      <text:p text:style-name="OrgSrcBlock"><text:s/>'((<text:span text:style-name="OrgSrcFontLockKeywordFace">defun</text:span> <text:span text:style-name="OrgSrcFontLockFunctionNameFace">my:browse-url-chrome</text:span> (url <text:span text:style-name="OrgSrcFontLockTypeFace">&amp;optional</text:span> new-window)</text:p>
      <text:p text:style-name="OrgSrcBlock"><text:s text:c="5"/><text:span text:style-name="OrgSrcFontLockDocFace">"Set default browser to open a URL"</text:span></text:p>
      <text:p text:style-name="OrgSrcBlock"><text:s text:c="5"/>(<text:span text:style-name="OrgSrcFontLockKeywordFace">interactive</text:span> (browse-url-interactive-arg <text:span text:style-name="OrgSrcFontLockStringFace">"URL: "</text:span>))</text:p>
      <text:p text:style-name="OrgSrcBlock"><text:s text:c="5"/>(start-process <text:span text:style-name="OrgSrcFontLockStringFace">"google-chrome"</text:span> nil <text:span text:style-name="OrgSrcFontLockStringFace">"google-chrome"</text:span> url))</text:p>
      <text:p text:style-name="OrgSrcBlock"><text:s text:c="3"/><text:span text:style-name="OrgSrcFontLockCommentDelimiterFace">;; </text:span><text:span text:style-name="OrgSrcFontLockCommentFace">Open a link with google-chrome for Linux</text:span></text:p>
      <text:p text:style-name="OrgSrcBlock"><text:s text:c="3"/>(<text:span text:style-name="OrgSrcFontLockKeywordFace">when</text:span> (not (eq window-system 'ns))</text:p>
      <text:p text:style-name="OrgSrcBlock"><text:s text:c="5"/>(<text:span text:style-name="OrgSrcFontLockKeywordFace">setq</text:span> browse-url-browser-function 'browse-url-generic</text:p>
      <text:p text:style-name="OrgSrcBlock"><text:s text:c="11"/>browse-url-generic-program <text:span text:style-name="OrgSrcFontLockStringFace">"google-chrome"</text:span>)</text:p>
      <text:p text:style-name="OrgSrcBlock"><text:s text:c="5"/>)</text:p>
      <text:p text:style-name="OrgSrcBlock"><text:s text:c="3"/>))</text:p>
      <text:p text:style-name="OrgSrcBlock"><text:s text:c="40"/><text:span text:style-name="OrgSrcFontLockCommentDelimiterFace">;</text:span><text:span text:style-name="OrgSrcFontLockCommentFace">(setq browse-url-browser-function 'browse-url-default-macosx-browser)</text:span></text:p>
      <text:p text:style-name="OrgSrcBlock"><text:s text:c="40"/><text:span text:style-name="OrgSrcFontLockCommentDelimiterFace">;</text:span><text:span text:style-name="OrgSrcFontLockCommentFace">(setq browse-url-browser-function 'browse-url-default-windows-browser)</text:span></text:p>
      <text:p text:style-name="OrgSrcBlockLastLine"><text:s text:c="40"/><text:span text:style-name="OrgSrcFontLockCommentDelimiterFace">;</text:span><text:span text:style-name="OrgSrcFontLockCommentFace">(setq browse-url-browser-function 'browse-url-chrome)</text:span></text:p>
      <text:h text:style-name="Heading_20_2" text:outline-level="2"><text:bookmark text:name="orgac232f4"/><text:bookmark-start text:name="OrgXref.orgac232f4"/>ミニバッファに日時を表示 <text:bookmark-end text:name="OrgXref.orgac232f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date</text:span> ()</text:p>
      <text:p text:style-name="OrgSrcBlock"><text:s text:c="2"/>(<text:span text:style-name="OrgSrcFontLockKeywordFace">interactive</text:span>)</text:p>
      <text:p text:style-name="OrgSrcBlock"><text:s text:c="2"/>(message <text:span text:style-name="OrgSrcFontLockStringFace">"%s"</text:span> (concat</text:p>
      <text:p text:style-name="OrgSrcBlock"><text:s text:c="17"/>(format-time-string <text:span text:style-name="OrgSrcFontLockStringFace">"%Y-%m-%d"</text:span>) <text:span text:style-name="OrgSrcFontLockStringFace">" ("</text:span></text:p>
      <text:p text:style-name="OrgSrcBlock"><text:s text:c="17"/>(format-time-string <text:span text:style-name="OrgSrcFontLockStringFace">"%a"</text:span>) <text:span text:style-name="OrgSrcFontLockStringFace">") "</text:span></text:p>
      <text:p text:style-name="OrgSrcBlock"><text:s text:c="17"/>(format-time-string <text:span text:style-name="OrgSrcFontLockStringFace">"%H:%M"</text:span>))))</text:p>
      <text:p text:style-name="OrgSrcBlockLastLine">(global-set-key (kbd <text:span text:style-name="OrgSrcFontLockStringFace">"C-c t"</text:span>) 'takaxp:date)</text:p>
      <text:h text:style-name="Heading_20_2" text:outline-level="2"><text:bookmark text:name="org1053cf8"/><text:bookmark-start text:name="OrgXref.org1053cf8"/><text:soft-page-break/>バックアップファイルの削除 <text:bookmark-end text:name="OrgXref.org1053cf8"/></text:h>
      <text:p text:style-name="OrgSrcBlock"><text:span text:style-name="OrgSrcFontLockCommentDelimiterFace">;; </text:span><text:span text:style-name="OrgSrcFontLockCommentFace">find ~/.emacs.d/backup <text:s/>-type f -name '*15-04-24_*' -print0 | while read -r -d '' file; do echo -n " \"$file\""; done | xargs -0</text:span></text:p>
      <text:p text:style-name="OrgSrcBlock">(<text:span text:style-name="OrgSrcFontLockKeywordFace">defun</text:span> <text:span text:style-name="OrgSrcFontLockFunctionNameFace">recursive-delete-backup-files</text:span> (count)</text:p>
      <text:p text:style-name="OrgSrcBlock"><text:s text:c="2"/>(<text:span text:style-name="OrgSrcFontLockKeywordFace">if</text:span> (= count 1)</text:p>
      <text:p text:style-name="OrgSrcBlock"><text:s text:c="6"/>1</text:p>
      <text:p text:style-name="OrgSrcBlock"><text:s text:c="4"/>(recursive-delete-backup-files (1- count)))</text:p>
      <text:p text:style-name="OrgSrcBlock"><text:s text:c="2"/>(delete-backup-files 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delete-backup-files</text:span> (<text:span text:style-name="OrgSrcFontLockTypeFace">&amp;optional</text:span> day-shift)</text:p>
      <text:p text:style-name="OrgSrcBlock"><text:s text:c="2"/><text:span text:style-name="OrgSrcFontLockDocFace">"Delete backup files created in yesterday.</text:span></text:p>
      <text:p text:style-name="OrgSrcBlock"><text:span text:style-name="OrgSrcFontLockDocFace"><text:s text:c="2"/>&gt; find ~/.emacs.d/backup -type f -name '*YY-MM-DD_*' -print0 | xargs -0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unless</text:span> day-shift</text:p>
      <text:p text:style-name="OrgSrcBlock"><text:s text:c="4"/>(<text:span text:style-name="OrgSrcFontLockKeywordFace">setq</text:span> day-shift 1))</text:p>
      <text:p text:style-name="OrgSrcBlock"><text:s text:c="2"/>(<text:span text:style-name="OrgSrcFontLockKeywordFace">let*</text:span> ((backup-dir <text:span text:style-name="OrgSrcFontLockStringFace">"~/.emacs.d/backup"</text:span>)</text:p>
      <text:p text:style-name="OrgSrcBlock"><text:s text:c="9"/>(cmd (concat <text:span text:style-name="OrgSrcFontLockStringFace">"find "</text:span> backup-dir <text:span text:style-name="OrgSrcFontLockStringFace">" <text:s/>-type f -name \'*"</text:span></text:p>
      <text:p text:style-name="OrgSrcBlock"><text:s text:c="22"/>(format-time-string </text:p>
      <text:p text:style-name="OrgSrcBlock"><text:s text:c="23"/><text:span text:style-name="OrgSrcFontLockStringFace">"%y-%m-%d_"</text:span></text:p>
      <text:p text:style-name="OrgSrcBlock"><text:s text:c="23"/>(time-subtract (current-time)</text:p>
      <text:p text:style-name="OrgSrcBlock"><text:s text:c="38"/>(seconds-to-time</text:p>
      <text:p text:style-name="OrgSrcBlock"><text:s text:c="39"/>(* day-shift (* 24 3600)))))</text:p>
      <text:p text:style-name="OrgSrcBlock"><text:s text:c="22"/><text:span text:style-name="OrgSrcFontLockStringFace">"*\' -print0 | while read -r -d \'\' file; "</text:span></text:p>
      <text:p text:style-name="OrgSrcBlock"><text:s text:c="22"/><text:span text:style-name="OrgSrcFontLockStringFace">" do echo -n \" \\\"$file\\\"\"; done | xargs -0"</text:span>))</text:p>
      <text:p text:style-name="OrgSrcBlock"><text:s text:c="9"/>(files (shell-command-to-string cmd)))</text:p>
      <text:p text:style-name="OrgSrcBlock"><text:s text:c="2"/><text:span text:style-name="OrgSrcFontLockCommentDelimiterFace">;;; <text:s text:c="5"/></text:span><text:span text:style-name="OrgSrcFontLockCommentFace">(message "%s" cmd)</text:span></text:p>
      <text:p text:style-name="OrgSrcBlock"><text:s text:c="4"/>(<text:span text:style-name="OrgSrcFontLockKeywordFace">unless</text:span> (string= files <text:span text:style-name="OrgSrcFontLockStringFace">""</text:span>)</text:p>
      <text:p text:style-name="OrgSrcBlock"><text:s text:c="6"/>(message <text:span text:style-name="OrgSrcFontLockStringFace">"%s"</text:span> files)</text:p>
      <text:p text:style-name="OrgSrcBlockLastLine"><text:s text:c="6"/>(shell-command-to-string (concat <text:span text:style-name="OrgSrcFontLockStringFace">"rm -r "</text:span> files)))))</text:p>
      <text:h text:style-name="Heading_20_2" text:outline-level="2"><text:bookmark text:name="orgda42b90"/><text:bookmark-start text:name="OrgXref.orgda42b90"/>日中と夜中でテーマを切り替える <text:bookmark-end text:name="OrgXref.orgda42b9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my:daylight-theme</text:span> ()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<text:span text:style-name="OrgSrcFontLockKeywordFace">require</text:span> '<text:span text:style-name="OrgSrcFontLockConstantFace">daylight-theme</text:span> nil t)</text:p>
      <text:p text:style-name="OrgSrcBlock"><text:s text:c="4"/>(<text:span text:style-name="OrgSrcFontLockKeywordFace">setq</text:span> my:cursor-color-ime-on <text:span text:style-name="OrgSrcFontLockStringFace">"</text:span><text:span text:style-name="OrgSrcDefault0069">#91C3FF</text:span><text:span text:style-name="OrgSrcFontLockStringFace">"</text:span>)</text:p>
      <text:p text:style-name="OrgSrcBlock"><text:s text:c="4"/>(load-theme 'daylight t)</text:p>
      <text:p text:style-name="OrgSrcBlock"><text:s text:c="4"/>(set-face-foreground 'vertical-border (face-background 'default))</text:p>
      <text:p text:style-name="OrgSrcBlock"><text:s text:c="4"/>(set-face-background 'vertical-border (face-background 'default))</text:p>
      <text:p text:style-name="OrgSrcBlock"><text:s text:c="4"/>(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my:night-theme</text:span> ()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when</text:span> (<text:span text:style-name="OrgSrcFontLockKeywordFace">require</text:span> '<text:span text:style-name="OrgSrcFontLockConstantFace">night-theme</text:span> nil t) <text:span text:style-name="OrgSrcFontLockCommentDelimiterFace">;; </text:span><text:span text:style-name="OrgSrcFontLockCommentFace">atom-one-dark-theme</text:span></text:p>
      <text:p text:style-name="OrgSrcBlock"><text:s text:c="4"/><text:span text:style-name="OrgSrcFontLockCommentDelimiterFace">;; <text:s text:c="3"/></text:span><text:span text:style-name="OrgSrcFontLockCommentFace">(set-face-background 'hl-line "</text:span><text:span text:style-name="OrgSrcDefault0087">#484c5c</text:span><text:span text:style-name="OrgSrcFontLockCommentFace">")</text:span></text:p>
      <text:p text:style-name="OrgSrcBlock"><text:s text:c="4"/>(<text:span text:style-name="OrgSrcFontLockKeywordFace">setq</text:span> my:cursor-color-ime-on <text:span text:style-name="OrgSrcFontLockStringFace">"</text:span><text:span text:style-name="OrgSrcDefault0077">#8599ff</text:span><text:span text:style-name="OrgSrcFontLockStringFace">"</text:span>)</text:p>
      <text:p text:style-name="OrgSrcBlock"><text:s text:c="4"/>(load-theme 'night t)</text:p>
      <text:p text:style-name="OrgSrcBlock"><text:s text:c="4"/>(set-face-foreground 'vertical-border (face-background 'default))</text:p>
      <text:p text:style-name="OrgSrcBlock"><text:s text:c="4"/>(set-face-background 'vertical-border (face-background 'default))</text:p>
      <text:p text:style-name="OrgSrcBlockLastLine"><text:s text:c="4"/>(reset-font-size)))</text:p>
      <text:h text:style-name="Heading_20_2" text:outline-level="2"><text:bookmark text:name="org07474a6"/><text:bookmark-start text:name="OrgXref.org07474a6"/>その他 <text:bookmark-end text:name="OrgXref.org07474a6"/></text:h>
      <text:p text:style-name="OrgSrcBlock"><text:span text:style-name="OrgSrcFontLockCommentDelimiterFace">;;; </text:span><text:span text:style-name="OrgSrcFontLockCommentFace">Test function from GNU Emacs (O'REILLY, 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<text:soft-page-break/>(<text:span text:style-name="OrgSrcFontLockKeywordFace">defun</text:span> <text:span text:style-name="OrgSrcFontLockFunctionNameFace">count-words-buffer</text:span> ()</text:p>
      <text:p text:style-name="OrgSrcBlock"><text:s text:c="2"/><text:span text:style-name="OrgSrcFontLockDocFace">"Count the number of words in the current buffer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save-excursion</text:span></text:p>
      <text:p text:style-name="OrgSrcBlock"><text:s text:c="4"/>(<text:span text:style-name="OrgSrcFontLockKeywordFace">let</text:span> ((count 0))</text:p>
      <text:p text:style-name="OrgSrcBlock"><text:s text:c="6"/>(goto-char (point-min))</text:p>
      <text:p text:style-name="OrgSrcBlock"><text:s text:c="6"/>(<text:span text:style-name="OrgSrcFontLockKeywordFace">while</text:span> (&lt; (point) (point-max))</text:p>
      <text:p text:style-name="OrgSrcBlock"><text:s text:c="8"/>(forward-word 1)</text:p>
      <text:p text:style-name="OrgSrcBlock"><text:s text:c="8"/>(<text:span text:style-name="OrgSrcFontLockKeywordFace">setq</text:span> count (1+ count)))</text:p>
      <text:p text:style-name="OrgSrcBlock"><text:s text:c="6"/>(message <text:span text:style-name="OrgSrcFontLockStringFace">"buffer contains %d words."</text:span> count))))</text:p>
      <text:p text:style-name="OrgSrcBlock"/>
      <text:p text:style-name="OrgSrcBlock"><text:s text:c="2"/><text:span text:style-name="OrgSrcFontLockCommentDelimiterFace">;;; </text:span><text:span text:style-name="OrgSrcFontLockCommentFace">Test function for AppleScript</text:span></text:p>
      <text:p text:style-name="OrgSrcBlock"><text:s text:c="2"/><text:span text:style-name="OrgSrcFontLockCommentDelimiterFace">;;; </text:span><text:span text:style-name="OrgSrcFontLockCommentFace">Cite: http://sakito.jp/emacs/emacsobjectivec.html</text:span></text:p>
      <text:p text:style-name="OrgSrcBlock">(<text:span text:style-name="OrgSrcFontLockKeywordFace">defun</text:span> <text:span text:style-name="OrgSrcFontLockFunctionNameFace">do-test-applescript</text:span> ()</text:p>
      <text:p text:style-name="OrgSrcBlock"><text:s text:c="2"/>(<text:span text:style-name="OrgSrcFontLockKeywordFace">interactive</text:span>)</text:p>
      <text:p text:style-name="OrgSrcBlock"><text:s text:c="2"/>(do-applescript</text:p>
      <text:p text:style-name="OrgSrcBlock"><text:s text:c="3"/>(format</text:p>
      <text:p text:style-name="OrgSrcBlock"><text:s text:c="4"/>(concat</text:p>
      <text:p text:style-name="OrgSrcBlock"><text:s text:c="5"/><text:span text:style-name="OrgSrcFontLockStringFace">"display dialog \"Hello world!\" 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describe-timer</text:span> ()</text:p>
      <text:p text:style-name="OrgSrcBlock"><text:s text:c="2"/><text:span text:style-name="OrgSrcFontLockDocFace">"A modified. see http://masutaka.net/chalow/2009-12-05-1.html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let</text:span> ((tl timer-list) time</text:p>
      <text:p text:style-name="OrgSrcBlock"><text:s text:c="8"/>(timer nil))</text:p>
      <text:p text:style-name="OrgSrcBlock"><text:s text:c="4"/>(pop-to-buffer (get-buffer-create <text:span text:style-name="OrgSrcFontLockStringFace">"*timer*"</text:span>))</text:p>
      <text:p text:style-name="OrgSrcBlock"><text:s text:c="4"/>(erase-buffer)</text:p>
      <text:p text:style-name="OrgSrcBlock"><text:s text:c="4"/>(insert</text:p>
      <text:p text:style-name="OrgSrcBlock"><text:s text:c="5"/><text:span text:style-name="OrgSrcFontLockStringFace">"TIME <text:s text:c="10"/>FUNCTION\n"</text:span></text:p>
      <text:p text:style-name="OrgSrcBlock"><text:s text:c="5"/><text:span text:style-name="OrgSrcFontLockStringFace">"-------------- ----------------------\n"</text:span>)</text:p>
      <text:p text:style-name="OrgSrcBlock"><text:s text:c="4"/>(<text:span text:style-name="OrgSrcFontLockKeywordFace">while</text:span> tl</text:p>
      <text:p text:style-name="OrgSrcBlock"><text:s text:c="6"/>(<text:span text:style-name="OrgSrcFontLockKeywordFace">setq</text:span> timer (car tl))</text:p>
      <text:p text:style-name="OrgSrcBlock"><text:s text:c="6"/>(insert</text:p>
      <text:p text:style-name="OrgSrcBlock"><text:s text:c="7"/>(concat</text:p>
      <text:p text:style-name="OrgSrcBlock"><text:s text:c="8"/>(format-time-string <text:span text:style-name="OrgSrcFontLockStringFace">"%m/%d %T"</text:span></text:p>
      <text:p text:style-name="OrgSrcBlock"><text:s text:c="28"/>(list (aref timer 1)</text:p>
      <text:p text:style-name="OrgSrcBlock"><text:s text:c="34"/>(aref timer 2)</text:p>
      <text:p text:style-name="OrgSrcBlock"><text:s text:c="34"/>(aref timer 3)))</text:p>
      <text:p text:style-name="OrgSrcBlock"><text:s text:c="8"/><text:span text:style-name="OrgSrcFontLockStringFace">" "</text:span></text:p>
      <text:p text:style-name="OrgSrcBlock"><text:s text:c="8"/>(symbol-name (aref timer 5))</text:p>
      <text:p text:style-name="OrgSrcBlock"><text:s text:c="8"/><text:span text:style-name="OrgSrcFontLockStringFace">"\n"</text:span>))</text:p>
      <text:p text:style-name="OrgSrcBlockLastLine"><text:s text:c="6"/>(<text:span text:style-name="OrgSrcFontLockKeywordFace">setq</text:span> tl (cdr tl)))))</text:p>
      <text:h text:style-name="Heading_20_1" text:outline-level="1"><text:bookmark text:name="org4c32c34"/><text:bookmark-start text:name="OrgXref.org4c32c34"/>未設定／テスト中 <text:bookmark-end text:name="OrgXref.org4c32c34"/></text:h>
      <text:h text:style-name="Heading_20_2" text:outline-level="2"><text:bookmark text:name="org0d36be1"/><text:bookmark-start text:name="OrgXref.org0d36be1"/>byte-compile の警告を抑制する <text:bookmark-end text:name="OrgXref.org0d36be1"/></text:h>
      <text:p text:style-name="OrgSrcBlock"><text:span text:style-name="OrgSrcFontLockCommentDelimiterFace">;; </text:span><text:span text:style-name="OrgSrcFontLockCommentFace">Avoid warning (for sense-region)</text:span></text:p>
      <text:p text:style-name="OrgSrcBlock"><text:span text:style-name="OrgSrcFontLockCommentDelimiterFace">;; </text:span><text:span text:style-name="OrgSrcFontLockCommentFace">Warning: 'mapcar' called for effect; use 'mapc' or 'dolist' insted</text:span></text:p>
      <text:p text:style-name="OrgSrcBlock">(<text:span text:style-name="OrgSrcFontLockKeywordFace">setq</text:span> byte-compile-warnings</text:p>
      <text:p text:style-name="OrgSrcBlock"><text:s text:c="6"/>'(free-vars unresolved callargs redefine obsolete noruntime</text:p>
      <text:p text:style-name="OrgSrcBlockLastLine"><text:s text:c="6"/>cl-functions interactive-only make-local))</text:p>
      <text:h text:style-name="Heading_20_2" text:outline-level="2"><text:bookmark text:name="orgb66aa77"/><text:bookmark-start text:name="OrgXref.orgb66aa77"/>[window-resizer.el] 分割したウィンドウサイズを変更する <text:bookmark-end text:name="OrgXref.orgb66aa77"/></text:h>
      <text:p text:style-name="Text_20_body"><text:a xlink:type="simple" xlink:href="http://d.hatena.ne.jp/khiker/20100119/window_resize" text:style-name="Internet_20_link" text:visited-style-name="Visited_20_Internet_20_Link">http://d.hatena.ne.jp/khiker/20100119/window_resize</text:a></text:p>
      <text:p text:style-name="Text_20_body">以下の警告を参考に書き換えた。</text:p>
      <text:p text:style-name="OrgSrcBlock"><text:soft-page-break/>In my:window-resizer:</text:p>
      <text:p text:style-name="OrgSrcBlock">utility.el:333:23:Warning: `<text:span text:style-name="OrgSrcFontLockConstantFace">last-command-char</text:span>' is an obsolete variable (as of</text:p>
      <text:p text:style-name="OrgSrcBlockLastLine"><text:s text:c="4"/>Emacs at least 19.34)<text:span text:style-name="OrgSrcFontLockCommentDelimiterFace">; </text:span><text:span text:style-name="OrgSrcFontLockCommentFace">use `</text:span><text:span text:style-name="OrgSrcFontLockConstantFace">last-command-event</text:span><text:span text:style-name="OrgSrcFontLockCommentFace">' 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window-resizer</text:span> ()</text:p>
      <text:p text:style-name="OrgSrcBlock"><text:s text:c="2"/><text:span text:style-name="OrgSrcFontLockDocFace">"Control separated window size and position.</text:span></text:p>
      <text:p text:style-name="OrgSrcBlock"><text:span text:style-name="OrgSrcFontLockDocFace"><text:s text:c="3"/>Type {j,k,l,m} to adjust windows size."</text:span></text:p>
      <text:p text:style-name="OrgSrcBlock"><text:s text:c="2"/>(<text:span text:style-name="OrgSrcFontLockKeywordFace">interactive</text:span>)</text:p>
      <text:p text:style-name="OrgSrcBlock"><text:s text:c="2"/>(<text:span text:style-name="OrgSrcFontLockKeywordFace">let</text:span> ((window-obj (selected-window))</text:p>
      <text:p text:style-name="OrgSrcBlock"><text:s text:c="8"/>(current-width (window-width))</text:p>
      <text:p text:style-name="OrgSrcBlock"><text:s text:c="8"/>(current-height (window-height))</text:p>
      <text:p text:style-name="OrgSrcBlock"><text:s text:c="8"/>(dx (<text:span text:style-name="OrgSrcFontLockKeywordFace">if</text:span> (= (nth 0 (window-edges)) 0) 1</text:p>
      <text:p text:style-name="OrgSrcBlock"><text:s text:c="14"/>-1))</text:p>
      <text:p text:style-name="OrgSrcBlock"><text:s text:c="8"/>(dy (<text:span text:style-name="OrgSrcFontLockKeywordFace">if</text:span> (= (nth 1 (window-edges)) 0) 1</text:p>
      <text:p text:style-name="OrgSrcBlock"><text:s text:c="14"/>-1))</text:p>
      <text:p text:style-name="OrgSrcBlock"><text:s text:c="8"/>action c)</text:p>
      <text:p text:style-name="OrgSrcBlock"><text:s text:c="4"/>(<text:span text:style-name="OrgSrcFontLockKeywordFace">catch</text:span> '<text:span text:style-name="OrgSrcFontLockConstantFace">end-flag</text:span></text:p>
      <text:p text:style-name="OrgSrcBlock"><text:s text:c="6"/>(<text:span text:style-name="OrgSrcFontLockKeywordFace">while</text:span> t</text:p>
      <text:p text:style-name="OrgSrcBlock"><text:s text:c="8"/>(<text:span text:style-name="OrgSrcFontLockKeywordFace">setq</text:span> action</text:p>
      <text:p text:style-name="OrgSrcBlock"><text:s text:c="14"/>(read-key-sequence-vector (format <text:span text:style-name="OrgSrcFontLockStringFace">"size[%dx%d]"</text:span></text:p>
      <text:p text:style-name="OrgSrcBlock"><text:s text:c="48"/>(window-width)</text:p>
      <text:p text:style-name="OrgSrcBlock"><text:s text:c="48"/>(window-height))))</text:p>
      <text:p text:style-name="OrgSrcBlock"><text:s text:c="8"/>(<text:span text:style-name="OrgSrcFontLockKeywordFace">setq</text:span> c (aref action 0))</text:p>
      <text:p text:style-name="OrgSrcBlock"><text:s text:c="8"/>(<text:span text:style-name="OrgSrcFontLockKeywordFace">cond</text:span> ((= c ?l)</text:p>
      <text:p text:style-name="OrgSrcBlock"><text:s text:c="15"/>(enlarge-window-horizontally dx))</text:p>
      <text:p text:style-name="OrgSrcBlock"><text:s text:c="14"/>((= c ?h)</text:p>
      <text:p text:style-name="OrgSrcBlock"><text:s text:c="15"/>(shrink-window-horizontally dx))</text:p>
      <text:p text:style-name="OrgSrcBlock"><text:s text:c="14"/>((= c ?j)</text:p>
      <text:p text:style-name="OrgSrcBlock"><text:s text:c="15"/>(enlarge-window dy))</text:p>
      <text:p text:style-name="OrgSrcBlock"><text:s text:c="14"/>((= c ?k)</text:p>
      <text:p text:style-name="OrgSrcBlock"><text:s text:c="15"/>(shrink-window dy))</text:p>
      <text:p text:style-name="OrgSrcBlock"><text:s text:c="14"/><text:span text:style-name="OrgSrcFontLockCommentDelimiterFace">;; </text:span><text:span text:style-name="OrgSrcFontLockCommentFace">otherwise</text:span></text:p>
      <text:p text:style-name="OrgSrcBlock"><text:s text:c="14"/>(t</text:p>
      <text:p text:style-name="OrgSrcBlock"><text:s text:c="15"/>(<text:span text:style-name="OrgSrcFontLockKeywordFace">let</text:span> ((last-command-event (aref action 0))</text:p>
      <text:p text:style-name="OrgSrcBlock"><text:s text:c="21"/>(command (key-binding action)))</text:p>
      <text:p text:style-name="OrgSrcBlock"><text:s text:c="17"/>(<text:span text:style-name="OrgSrcFontLockKeywordFace">when</text:span> command</text:p>
      <text:p text:style-name="OrgSrcBlock"><text:s text:c="19"/>(call-interactively command)))</text:p>
      <text:p text:style-name="OrgSrcBlock"><text:s text:c="15"/>(message <text:span text:style-name="OrgSrcFontLockStringFace">"Quit"</text:span>)</text:p>
      <text:p text:style-name="OrgSrcBlockLastLine"><text:s text:c="15"/>(<text:span text:style-name="OrgSrcFontLockKeywordFace">throw</text:span> '<text:span text:style-name="OrgSrcFontLockConstantFace">end-flag</text:span> t)))))))</text:p>
      <text:h text:style-name="Heading_20_2" text:outline-level="2"><text:bookmark text:name="orgb753be2"/><text:bookmark-start text:name="OrgXref.orgb753be2"/>[idle-requie] <text:bookmark-end text:name="OrgXref.orgb753be2"/></text:h>
      <text:p text:style-name="OrgSrcBlock">(<text:span text:style-name="OrgSrcFontLockKeywordFace">require</text:span> '<text:span text:style-name="OrgSrcFontLockConstantFace">idle-require</text:span>)</text:p>
      <text:p text:style-name="OrgSrcBlockLastLine">(idle-require-mode 1)</text:p>
      <text:h text:style-name="Heading_20_2" text:outline-level="2"><text:bookmark text:name="org5b0811a"/><text:bookmark-start text:name="OrgXref.org5b0811a"/>[pdf-preview] <text:bookmark-end text:name="OrgXref.org5b0811a"/></text:h>
      <text:p text:style-name="OrgSrcBlockLastLine">(<text:span text:style-name="OrgSrcFontLockKeywordFace">require</text:span> '<text:span text:style-name="OrgSrcFontLockConstantFace">pdf-preview</text:span>)</text:p>
      <text:h text:style-name="Heading_20_2" text:outline-level="2"><text:bookmark text:name="org78a2742"/><text:bookmark-start text:name="OrgXref.org78a2742"/>[EasyPG] <text:bookmark-end text:name="OrgXref.org78a2742"/></text:h>
      <text:p text:style-name="OrgSrcBlock">(<text:span text:style-name="OrgSrcFontLockKeywordFace">when</text:span> (<text:span text:style-name="OrgSrcFontLockKeywordFace">require</text:span> '<text:span text:style-name="OrgSrcFontLockConstantFace">epa-setup</text:span> nil t)</text:p>
      <text:p text:style-name="OrgSrcBlockLastLine"><text:s text:c="2"/>(epa-file-enable))</text:p>
      <text:h text:style-name="Heading_20_2" text:outline-level="2"><text:bookmark text:name="orgf71c374"/><text:bookmark-start text:name="OrgXref.orgf71c374"/>[eblook] <text:bookmark-end text:name="OrgXref.orgf71c374"/></text:h>
      <text:p text:style-name="OrgSrcBlock"><text:span text:style-name="OrgSrcFontLockCommentDelimiterFace">;; </text:span><text:span text:style-name="OrgSrcFontLockCommentFace">eblook</text:span></text:p>
      <text:p text:style-name="OrgSrcBlock"><text:soft-page-break/>(<text:span text:style-name="OrgSrcFontLockKeywordFace">when</text:span> (<text:span text:style-name="OrgSrcFontLockKeywordFace">require</text:span> '<text:span text:style-name="OrgSrcFontLockConstantFace">eblook</text:span> nil t)</text:p>
      <text:p text:style-name="OrgSrcBlock"><text:s text:c="2"/>(autoload 'edict-search-english <text:span text:style-name="OrgSrcFontLockStringFace">"edic"</text:span></text:p>
      <text:p text:style-name="OrgSrcBlock"><text:s text:c="4"/><text:span text:style-name="OrgSrcFontLockDocFace">"Search for a translation of an English word"</text:span> t)</text:p>
      <text:p text:style-name="OrgSrcBlock"><text:s text:c="2"/>(autoload 'edict-search-kanji <text:span text:style-name="OrgSrcFontLockStringFace">"edict"</text:span></text:p>
      <text:p text:style-name="OrgSrcBlock"><text:s text:c="4"/><text:span text:style-name="OrgSrcFontLockDocFace">"Search for a translation of a Kanji sequence"</text:span> t)</text:p>
      <text:p text:style-name="OrgSrcBlock"><text:s text:c="2"/>(<text:span text:style-name="OrgSrcFontLockKeywordFace">setq</text:span> *edict-files* '(<text:span text:style-name="OrgSrcFontLockStringFace">"/Users/taka/Dropbox/Dic/LDOCE4"</text:span>))</text:p>
      <text:p text:style-name="OrgSrcBlockLastLine"><text:s text:c="2"/>(<text:span text:style-name="OrgSrcFontLockKeywordFace">setq</text:span> *edict-files* '(<text:span text:style-name="OrgSrcFontLockStringFace">"/Users/taka/Downloads/edict/edict"</text:span>)))</text:p>
      <text:h text:style-name="Heading_20_2" text:outline-level="2"><text:bookmark text:name="org841ad11"/><text:bookmark-start text:name="OrgXref.org841ad11"/>[iBuffer] <text:bookmark-end text:name="OrgXref.org841ad11"/></text:h>
      <text:p text:style-name="Text_20_body">iBuffer で list-buffers をオーバーライド（C-x C-b で表示）</text:p>
      <text:p text:style-name="OrgSrcBlockLastLine">(<text:span text:style-name="OrgSrcFontLockKeywordFace">defalias</text:span> '<text:span text:style-name="OrgSrcFontLockFunctionNameFace">list-buffers</text:span> 'ibuffer)</text:p>
      <text:h text:style-name="Heading_20_2" text:outline-level="2"><text:bookmark text:name="orgd1f97ba"/><text:bookmark-start text:name="OrgXref.orgd1f97ba"/>UUID をファイル名にして所定のディレクトリにコピー／移動 <text:bookmark-end text:name="OrgXref.orgd1f97ba"/></text:h>
      <text:list xml:id="list564431455722107792" text:style-name="OrgBulletedList">
        <text:list-item>
          <text:p text:style-name="P2">すでに org-attach が存在するので用途が微妙に。。。</text:p>
        </text:list-item>
      </text:list>
      <text:p text:style-name="OrgSrcBlock">(<text:span text:style-name="OrgSrcFontLockKeywordFace">defvar</text:span> <text:span text:style-name="OrgSrcFontLockVariableNameFace">org-att-global-directory</text:span> <text:span text:style-name="OrgSrcFontLockStringFace">"~/Dropbox/org/attachment/"</text:span>)</text:p>
      <text:p text:style-name="OrgSrcBlock">(<text:span text:style-name="OrgSrcFontLockKeywordFace">defun</text:span> <text:span text:style-name="OrgSrcFontLockFunctionNameFace">copy-file-with-uuid</text:span> (input)</text:p>
      <text:p text:style-name="OrgSrcBlock"><text:s text:c="2"/>(<text:span text:style-name="OrgSrcFontLockKeywordFace">interactive</text:span> <text:span text:style-name="OrgSrcFontLockStringFace">"FFile name: "</text:span>)</text:p>
      <text:p text:style-name="OrgSrcBlock"><text:s text:c="2"/>(<text:span text:style-name="OrgSrcFontLockKeywordFace">if</text:span> (file-exists-p input)</text:p>
      <text:p text:style-name="OrgSrcBlock"><text:s text:c="6"/>(<text:span text:style-name="OrgSrcFontLockKeywordFace">let*</text:span> ((id (org-id-uuid))</text:p>
      <text:p text:style-name="OrgSrcBlock"><text:s text:c="13"/>(filename (expand-file-name input))</text:p>
      <text:p text:style-name="OrgSrcBlock"><text:s text:c="13"/>(directory (file-name-directory filename))</text:p>
      <text:p text:style-name="OrgSrcBlock"><text:s text:c="13"/>(extension (file-name-extension filename))</text:p>
      <text:p text:style-name="OrgSrcBlock"><text:s text:c="13"/>(output (concat org-att-global-directory id <text:span text:style-name="OrgSrcFontLockStringFace">"."</text:span> extension)))</text:p>
      <text:p text:style-name="OrgSrcBlock"><text:s text:c="8"/>(copy-file filename output)</text:p>
      <text:p text:style-name="OrgSrcBlock"><text:s text:c="8"/>(message <text:span text:style-name="OrgSrcFontLockStringFace">"--- Copied as %s "</text:span> output)</text:p>
      <text:p text:style-name="OrgSrcBlock"><text:s text:c="8"/>output)</text:p>
      <text:p text:style-name="OrgSrcBlock"><text:s text:c="4"/>(message <text:span text:style-name="OrgSrcFontLockStringFace">"--- %s does NOT exist."</text:span> input)</text:p>
      <text:p text:style-name="OrgSrcBlock"><text:s text:c="4"/>nil))</text:p>
      <text:p text:style-name="OrgSrcBlock"/>
      <text:p text:style-name="OrgSrcBlock">(<text:span text:style-name="OrgSrcFontLockKeywordFace">defun</text:span> <text:span text:style-name="OrgSrcFontLockFunctionNameFace">rename-file-with-uuid</text:span> (input)</text:p>
      <text:p text:style-name="OrgSrcBlock"><text:s text:c="2"/>(<text:span text:style-name="OrgSrcFontLockKeywordFace">interactive</text:span> <text:span text:style-name="OrgSrcFontLockStringFace">"FFile name: "</text:span>)</text:p>
      <text:p text:style-name="OrgSrcBlock"><text:s text:c="2"/>(<text:span text:style-name="OrgSrcFontLockKeywordFace">if</text:span> (file-exists-p input)</text:p>
      <text:p text:style-name="OrgSrcBlock"><text:s text:c="6"/>(<text:span text:style-name="OrgSrcFontLockKeywordFace">let*</text:span> ((id (org-id-uuid))</text:p>
      <text:p text:style-name="OrgSrcBlock"><text:s text:c="13"/>(filename (expand-file-name input))</text:p>
      <text:p text:style-name="OrgSrcBlock"><text:s text:c="13"/>(directory (file-name-directory filename))</text:p>
      <text:p text:style-name="OrgSrcBlock"><text:s text:c="13"/>(extension (file-name-extension filename))</text:p>
      <text:p text:style-name="OrgSrcBlock"><text:s text:c="13"/>(output (concat directory id <text:span text:style-name="OrgSrcFontLockStringFace">"."</text:span> extension)))</text:p>
      <text:p text:style-name="OrgSrcBlock"><text:s text:c="8"/>(rename-file filename output)</text:p>
      <text:p text:style-name="OrgSrcBlock"><text:s text:c="8"/>(message <text:span text:style-name="OrgSrcFontLockStringFace">"--- Renamed as %s "</text:span> output)</text:p>
      <text:p text:style-name="OrgSrcBlock"><text:s text:c="8"/>output)</text:p>
      <text:p text:style-name="OrgSrcBlock"><text:s text:c="4"/>(message <text:span text:style-name="OrgSrcFontLockStringFace">"--- %s does NOT exist."</text:span> input)</text:p>
      <text:p text:style-name="OrgSrcBlock"><text:s text:c="4"/>nil))</text:p>
      <text:p text:style-name="OrgSrcBlock"/>
      <text:p text:style-name="OrgSrcBlock">(<text:span text:style-name="OrgSrcFontLockKeywordFace">defun</text:span> <text:span text:style-name="OrgSrcFontLockFunctionNameFace">org-link-uuid</text:span> (input <text:span text:style-name="OrgSrcFontLockTypeFace">&amp;optional</text:span> overwrite)</text:p>
      <text:p text:style-name="OrgSrcBlock"><text:s text:c="2"/>(<text:span text:style-name="OrgSrcFontLockKeywordFace">interactive</text:span> <text:span text:style-name="OrgSrcFontLockStringFace">"FFile name: "</text:span>)</text:p>
      <text:p text:style-name="OrgSrcBlock"><text:s text:c="2"/>(<text:span text:style-name="OrgSrcFontLockKeywordFace">let</text:span> ((output </text:p>
      <text:p text:style-name="OrgSrcBlock"><text:s text:c="9"/>(<text:span text:style-name="OrgSrcFontLockKeywordFace">if</text:span> overwrite </text:p>
      <text:p text:style-name="OrgSrcBlock"><text:s text:c="13"/>(rename-file-with-uuid input)</text:p>
      <text:p text:style-name="OrgSrcBlock"><text:s text:c="11"/>(copy-file-with-uuid input))))</text:p>
      <text:p text:style-name="OrgSrcBlock"><text:s text:c="4"/>(<text:span text:style-name="OrgSrcFontLockKeywordFace">when</text:span> output</text:p>
      <text:p text:style-name="OrgSrcBlock"><text:s text:c="6"/>(insert (concat <text:span text:style-name="OrgSrcFontLockStringFace">"[[file+sys:"</text:span> output</text:p>
      <text:p text:style-name="OrgSrcBlockLastLine"><text:s text:c="22"/><text:span text:style-name="OrgSrcFontLockStringFace">"]["</text:span> (file-name-base input) <text:span text:style-name="OrgSrcFontLockStringFace">"]]\n"</text:span>)))))</text:p>
      <text:h text:style-name="Heading_20_2" text:outline-level="2"><text:bookmark text:name="org1aa135a"/><text:bookmark-start text:name="OrgXref.org1aa135a"/><text:soft-page-break/>キーバインド <text:bookmark-end text:name="OrgXref.org1aa135a"/></text:h>
      <text:p text:style-name="OrgSrcBlock"><text:span text:style-name="OrgSrcFontLockCommentDelimiterFace">;; </text:span><text:span text:style-name="OrgSrcFontLockCommentFace">Multiple combination</text:span></text:p>
      <text:p text:style-name="OrgSrcBlock"><text:span text:style-name="OrgSrcFontLockCommentDelimiterFace">; </text:span><text:span text:style-name="OrgSrcFontLockCommentFace">Editing with a rectangle region</text:span></text:p>
      <text:p text:style-name="OrgSrcBlock">(global-set-key (kbd <text:span text:style-name="OrgSrcFontLockStringFace">"C-x r C-SPC"</text:span>) 'rm-set-mark)</text:p>
      <text:p text:style-name="OrgSrcBlock">(global-set-key (kbd <text:span text:style-name="OrgSrcFontLockStringFace">"C-x r C-x"</text:span>) 'rm-exchange-point-and-mark)</text:p>
      <text:p text:style-name="OrgSrcBlock">(global-set-key (kbd <text:span text:style-name="OrgSrcFontLockStringFace">"C-x r C-w"</text:span>) 'rm-kill-region)</text:p>
      <text:p text:style-name="OrgSrcBlockLastLine">(global-set-key (kbd <text:span text:style-name="OrgSrcFontLockStringFace">"C-x r M-w"</text:span>) 'rm-kill-ring-save)</text:p>
      <text:h text:style-name="Heading_20_1" text:outline-level="1"><text:bookmark text:name="orgfd9caaa"/><text:bookmark-start text:name="OrgXref.orgfd9caaa"/>provide <text:bookmark-end text:name="OrgXref.orgfd9caaa"/></text:h>
      <text:p text:style-name="OrgSrcBlockLastLine">(<text:span text:style-name="OrgSrcFontLockKeywordFace">provide</text:span> 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eiryo" svg:font-family="Meiryo" style:font-adornments="Regular" style:font-pitch="variable"/>
    <style:font-face style:name="Migu 2M" svg:font-family="'Migu 2M'" style:font-adornments="Bold" style:font-pitch="variable"/>
    <style:font-face style:name="Migu 2M2" svg:font-family="'Migu 2M'" style:font-adornments="Bold Italic" style:font-pitch="variable"/>
    <style:font-face style:name="Migu 2M1" svg:font-family="'Migu 2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Migu 2M1" fo:font-family="'Migu 2M'" style:font-style-name="Regular" style:font-pitch="variable" style:font-name-asian="Migu 2M1" style:font-family-asian="'Migu 2M'" style:font-style-name-asian="Regular" style:font-pitch-asian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Migu 2M" fo:font-family="'Migu 2M'" style:font-style-name="Bold" style:font-pitch="variable" fo:font-size="115%" fo:font-weight="bold" style:font-name-asian="Migu 2M" style:font-family-asian="'Migu 2M'" style:font-style-name-asian="Bold" style:font-pitch-asian="variable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Migu 2M2" fo:font-family="'Migu 2M'" style:font-style-name="Bold Italic" style:font-pitch="variable" fo:font-size="14pt" fo:font-style="italic" fo:font-weight="bold" style:font-name-asian="Migu 2M2" style:font-family-asian="'Migu 2M'" style:font-style-name-asian="Bold Italic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style:font-name="Migu 2M" fo:font-family="'Migu 2M'" style:font-style-name="Bold" style:font-pitch="variable" fo:font-size="14pt" fo:font-weight="bold" style:font-name-asian="Migu 2M" style:font-family-asian="'Migu 2M'" style:font-style-name-asian="Bold" style:font-pitch-asian="variable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style:font-name="Migu 2M" fo:font-family="'Migu 2M'" style:font-style-name="Bold" style:font-pitch="variable" fo:font-size="24pt" style:font-name-asian="Migu 2M" style:font-family-asian="'Migu 2M'" style:font-style-name-asian="Bold" style:font-pitch-asian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Migu 2M1" fo:font-family="'Migu 2M'" style:font-style-name="Regular" style:font-pitch="variable" style:font-name-asian="Migu 2M1" style:font-family-asian="'Migu 2M'" style:font-style-name-asian="Regular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Migu 2M1" fo:font-family="'Migu 2M'" style:font-style-name="Regular" style:font-pitch="variable" style:font-name-asian="Migu 2M1" style:font-family-asian="'Migu 2M'" style:font-style-name-asian="Regular" style:font-pitch-asian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Migu 2M1" fo:font-family="'Migu 2M'" style:font-style-name="Regular" style:font-pitch="variable" style:font-name-asian="Migu 2M1" style:font-family-asian="'Migu 2M'" style:font-style-name-asian="Regular" style:font-pitch-asian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  <style:text-properties style:font-name-asian="Meiryo" style:font-family-asian="Meiryo" style:font-style-name-asian="Regular" style:font-pitch-asian="variabl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fffff" draw:opacity="100%"/>
      <style:paragraph-properties fo:background-color="#ffffff" fo:padding="0.049cm" fo:border="0.51pt solid #000000" style:shadow="none"/>
      <style:text-properties fo:color="#0000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Default0077" style:family="text"/>
    <style:style style:name="OrgSrcDefault0087" style:family="text"/>
    <style:style style:name="OrgSrcDefault0069" style:family="text"/>
    <style:style style:name="OrgSrcFontLockTypeFace" style:family="text">
      <style:text-properties fo:color="#24992c"/>
    </style:style>
    <style:style style:name="OrgSrcFontLockConstantFace" style:family="text">
      <style:text-properties fo:color="#009b9c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000000"/>
    </style:style>
    <style:style style:name="OrgSrcFontLockRegexpGroupingBackslash" style:family="text">
      <style:text-properties fo:color="#000000"/>
    </style:style>
    <style:style style:name="OrgSrcFontLockBuiltinFace" style:family="text">
      <style:text-properties fo:color="#5a529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  <style:style style:name="OrgSrcFontLockWarningFace" style:family="text">
      <style:text-properties fo:color="#ff2600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aaki Ishikawa</meta:initial-creator>
    <dc:date>2016-05-04T11:37:13.248231000</dc:date>
    <meta:creation-date>2016-05-04T11:34:33</meta:creation-date>
    <meta:generator>LibreOffice/5.0.2.2$MacOSX_X86_64 LibreOffice_project/37b43f919e4de5eeaca9b9755ed688758a8251fe</meta:generator>
    <meta:keyword/>
    <dc:subject/>
    <dc:title>ユーティリティ関数群</dc:title>
    <meta:editing-duration>PT2M37S</meta:editing-duration>
    <meta:editing-cycles>1</meta:editing-cycles>
    <meta:document-statistic meta:table-count="0" meta:image-count="0" meta:object-count="0" meta:page-count="14" meta:paragraph-count="644" meta:word-count="3379" meta:character-count="23314" meta:non-whitespace-character-count="18297"/>
  </office:meta>
</office:document-meta>
</file>